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 table:number-rows-repeated="17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y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67108864" calcext:value-type="float">
            <text:p>67108864</text:p>
          </table:table-cell>
          <table:table-cell/>
          <table:table-cell office:value-type="float" office:value="19.096452" calcext:value-type="float">
            <text:p>19.096452</text:p>
          </table:table-cell>
          <table:table-cell table:number-columns-repeated="3"/>
        </table:table-row>
        <table:table-row table:style-name="ro2">
          <table:table-cell table:number-columns-repeated="8"/>
          <table:table-cell office:value-type="float" office:value="33554432" calcext:value-type="float">
            <text:p>33554432</text:p>
          </table:table-cell>
          <table:table-cell/>
          <table:table-cell office:value-type="float" office:value="19.056871" calcext:value-type="float">
            <text:p>19.056871</text:p>
          </table:table-cell>
          <table:table-cell table:formula="of:=([.K19]-[.K20])/[.K19]*100" office:value-type="float" office:value="0.207268868583537" calcext:value-type="float">
            <text:p>0.2072688686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6777216" calcext:value-type="float">
            <text:p>16777216</text:p>
          </table:table-cell>
          <table:table-cell/>
          <table:table-cell office:value-type="float" office:value="18.783789" calcext:value-type="float">
            <text:p>18.783789</text:p>
          </table:table-cell>
          <table:table-cell table:formula="of:=([.K20]-[.K21])/[.K20]*100" office:value-type="float" office:value="1.4329844600407" calcext:value-type="float">
            <text:p>1.43298446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8388608" calcext:value-type="float">
            <text:p>8388608</text:p>
          </table:table-cell>
          <table:table-cell/>
          <table:table-cell office:value-type="float" office:value="18.049443" calcext:value-type="float">
            <text:p>18.049443</text:p>
          </table:table-cell>
          <table:table-cell table:formula="of:=([.K21]-[.K22])/[.K21]*100" office:value-type="float" office:value="3.90946682801856" calcext:value-type="float">
            <text:p>3.90946682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7340032" calcext:value-type="float">
            <text:p>7340032</text:p>
          </table:table-cell>
          <table:table-cell/>
          <table:table-cell office:value-type="float" office:value="17.384217" calcext:value-type="float">
            <text:p>17.384217</text:p>
          </table:table-cell>
          <table:table-cell table:formula="of:=([.K22]-[.K23])/[.K22]*100" office:value-type="float" office:value="3.68557633606755" calcext:value-type="float">
            <text:p>3.685576336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291456" calcext:value-type="float">
            <text:p>6291456</text:p>
          </table:table-cell>
          <table:table-cell/>
          <table:table-cell office:value-type="float" office:value="15.83376" calcext:value-type="float">
            <text:p>15.83376</text:p>
          </table:table-cell>
          <table:table-cell table:formula="of:=([.K23]-[.K24])/[.K23]*100" office:value-type="float" office:value="8.91876234632828" calcext:value-type="float">
            <text:p>8.918762346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5242880" calcext:value-type="float">
            <text:p>5242880</text:p>
          </table:table-cell>
          <table:table-cell/>
          <table:table-cell office:value-type="float" office:value="14.460339" calcext:value-type="float">
            <text:p>14.460339</text:p>
          </table:table-cell>
          <table:table-cell table:formula="of:=([.K24]-[.K25])/[.K24]*100" office:value-type="float" office:value="8.67400415315124" calcext:value-type="float">
            <text:p>8.6740041532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4194304" calcext:value-type="float">
            <text:p>4194304</text:p>
          </table:table-cell>
          <table:table-cell/>
          <table:table-cell office:value-type="float" office:value="13.3369" calcext:value-type="float">
            <text:p>13.3369</text:p>
          </table:table-cell>
          <table:table-cell table:formula="of:=([.K25]-[.K26])/[.K25]*100" office:value-type="float" office:value="7.7691055513982" calcext:value-type="float">
            <text:p>7.7691055514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145728" calcext:value-type="float">
            <text:p>3145728</text:p>
          </table:table-cell>
          <table:table-cell/>
          <table:table-cell office:value-type="float" office:value="10.993839" calcext:value-type="float">
            <text:p>10.993839</text:p>
          </table:table-cell>
          <table:table-cell table:formula="of:=([.K26]-[.K27])/[.K26]*100" office:value-type="float" office:value="17.5682579909874" calcext:value-type="float">
            <text:p>17.56825799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097152" calcext:value-type="float">
            <text:p>2097152</text:p>
          </table:table-cell>
          <table:table-cell/>
          <table:table-cell office:value-type="float" office:value="9.394126" calcext:value-type="float">
            <text:p>9.394126</text:p>
          </table:table-cell>
          <table:table-cell table:formula="of:=([.K27]-[.K28])/[.K27]*100" office:value-type="float" office:value="14.5509953347507" calcext:value-type="float">
            <text:p>14.550995334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048576" calcext:value-type="float">
            <text:p>1048576</text:p>
          </table:table-cell>
          <table:table-cell/>
          <table:table-cell office:value-type="float" office:value="8.818847" calcext:value-type="float">
            <text:p>8.818847</text:p>
          </table:table-cell>
          <table:table-cell table:formula="of:=([.K28]-[.K29])/[.K28]*100" office:value-type="float" office:value="6.12381609529189" calcext:value-type="float">
            <text:p>6.123816095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524288" calcext:value-type="float">
            <text:p>524288</text:p>
          </table:table-cell>
          <table:table-cell/>
          <table:table-cell office:value-type="float" office:value="8.581046" calcext:value-type="float">
            <text:p>8.581046</text:p>
          </table:table-cell>
          <table:table-cell table:formula="of:=([.K29]-[.K30])/[.K29]*100" office:value-type="float" office:value="2.69650896540102" calcext:value-type="float">
            <text:p>2.6965089654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262144" calcext:value-type="float">
            <text:p>262144</text:p>
          </table:table-cell>
          <table:table-cell/>
          <table:table-cell office:value-type="float" office:value="6.888191" calcext:value-type="float">
            <text:p>6.888191</text:p>
          </table:table-cell>
          <table:table-cell table:formula="of:=([.K30]-[.K31])/[.K30]*100" office:value-type="float" office:value="19.7278397062549" calcext:value-type="float">
            <text:p>19.727839706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31072" calcext:value-type="float">
            <text:p>131072</text:p>
          </table:table-cell>
          <table:table-cell/>
          <table:table-cell office:value-type="float" office:value="6.420511" calcext:value-type="float">
            <text:p>6.420511</text:p>
          </table:table-cell>
          <table:table-cell table:formula="of:=([.K31]-[.K32])/[.K31]*100" office:value-type="float" office:value="6.78959105518415" calcext:value-type="float">
            <text:p>6.7895910552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5536" calcext:value-type="float">
            <text:p>65536</text:p>
          </table:table-cell>
          <table:table-cell/>
          <table:table-cell office:value-type="float" office:value="6.352449" calcext:value-type="float">
            <text:p>6.352449</text:p>
          </table:table-cell>
          <table:table-cell table:formula="of:=([.K32]-[.K33])/[.K32]*100" office:value-type="float" office:value="1.06007138684133" calcext:value-type="float">
            <text:p>1.0600713868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3.269634" calcext:value-type="float">
            <text:p>3.269634</text:p>
          </table:table-cell>
          <table:table-cell table:formula="of:=([.K33]-[.K34])/[.K33]*100" office:value-type="float" office:value="48.5295513588539" calcext:value-type="float">
            <text:p>48.529551358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ulcan0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/>
          <table:table-cell office:value-type="float" office:value="3.301468" calcext:value-type="float">
            <text:p>3.301468</text:p>
          </table:table-cell>
          <table:table-cell table:formula="of:=([.K34]-[.K35])/[.K34]*100" office:value-type="float" office:value="-0.97362579420204" calcext:value-type="float">
            <text:p>-0.9736257942</text:p>
          </table:table-cell>
          <table:table-cell table:number-columns-repeated="2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9.438689" calcext:value-type="float">
            <text:p>19.438689</text:p>
          </table:table-cell>
          <table:table-cell table:number-columns-repeated="5"/>
          <table:table-cell office:value-type="float" office:value="8192" calcext:value-type="float">
            <text:p>8192</text:p>
          </table:table-cell>
          <table:table-cell/>
          <table:table-cell office:value-type="float" office:value="3.44815" calcext:value-type="float">
            <text:p>3.44815</text:p>
          </table:table-cell>
          <table:table-cell table:formula="of:=([.K35]-[.K36])/[.K35]*100" office:value-type="float" office:value="-4.44293265904744" calcext:value-type="float">
            <text:p>-4.442932659</text:p>
          </table:table-cell>
          <table:table-cell table:number-columns-repeated="2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9.302384" calcext:value-type="float">
            <text:p>19.302384</text:p>
          </table:table-cell>
          <table:table-cell table:formula="of:=([.C36]-[.C37])/[.C36]*100" office:value-type="float" office:value="0.70120469544011" calcext:value-type="float">
            <text:p>0.7012046954</text:p>
          </table:table-cell>
          <table:table-cell/>
          <table:table-cell office:value-type="string" calcext:value-type="string">
            <text:p>Level 1: 32K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/>
          <table:table-cell office:value-type="float" office:value="3.666043" calcext:value-type="float">
            <text:p>3.666043</text:p>
          </table:table-cell>
          <table:table-cell table:formula="of:=([.K36]-[.K37])/[.K36]*100" office:value-type="float" office:value="-6.31912764815916" calcext:value-type="float">
            <text:p>-6.3191276482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8.884789" calcext:value-type="float">
            <text:p>18.884789</text:p>
          </table:table-cell>
          <table:table-cell table:formula="of:=([.C37]-[.C38])/[.C37]*100" office:value-type="float" office:value="2.1634374282472" calcext:value-type="float">
            <text:p>2.1634374282</text:p>
          </table:table-cell>
          <table:table-cell/>
          <table:table-cell office:value-type="string" calcext:value-type="string">
            <text:p>Level 2: 6144K</text:p>
          </table:table-cell>
          <table:table-cell table:number-columns-repeated="8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6.317281" calcext:value-type="float">
            <text:p>16.317281</text:p>
          </table:table-cell>
          <table:table-cell table:formula="of:=([.C38]-[.C39])/[.C38]*100" office:value-type="float" office:value="13.5956403854976" calcext:value-type="float">
            <text:p>13.5956403855</text:p>
          </table:table-cell>
          <table:table-cell table:number-columns-repeated="4"/>
          <table:table-cell office:value-type="string" calcext:value-type="string">
            <text:p>Romulan2</text:p>
          </table:table-cell>
          <table:table-cell table:number-columns-repeated="5"/>
        </table:table-row>
        <table:table-row table:style-name="ro1">
          <table:table-cell office:value-type="float" office:value="7340032" calcext:value-type="float">
            <text:p>7340032</text:p>
          </table:table-cell>
          <table:table-cell/>
          <table:table-cell office:value-type="float" office:value="13.521516" calcext:value-type="float">
            <text:p>13.521516</text:p>
          </table:table-cell>
          <table:table-cell table:formula="of:=([.C39]-[.C40])/[.C39]*100" office:value-type="float" office:value="17.1337675682609" calcext:value-type="float">
            <text:p>17.1337675683</text:p>
          </table:table-cell>
          <table:table-cell table:number-columns-repeated="10"/>
        </table:table-row>
        <table:table-row table:style-name="ro1">
          <table:table-cell office:value-type="float" office:value="6291456" calcext:value-type="float">
            <text:p>6291456</text:p>
          </table:table-cell>
          <table:table-cell/>
          <table:table-cell office:value-type="float" office:value="8.434355" calcext:value-type="float">
            <text:p>8.434355</text:p>
          </table:table-cell>
          <table:table-cell table:formula="of:=([.C40]-[.C41])/[.C40]*100" office:value-type="float" office:value="37.6227118320165" calcext:value-type="float">
            <text:p>37.622711832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8.328714" calcext:value-type="float">
            <text:p>18.328714</text:p>
          </table:table-cell>
          <table:table-cell table:number-columns-repeated="2"/>
          <table:table-cell office:value-type="string" calcext:value-type="string">
            <text:p>64K</text:p>
          </table:table-cell>
        </table:table-row>
        <table:table-row table:style-name="ro3">
          <table:table-cell office:value-type="float" office:value="5242880" calcext:value-type="float">
            <text:p>5242880</text:p>
          </table:table-cell>
          <table:table-cell/>
          <table:table-cell office:value-type="float" office:value="5.103103" calcext:value-type="float">
            <text:p>5.103103</text:p>
          </table:table-cell>
          <table:table-cell table:formula="of:=([.C41]-[.C42])/[.C41]*100" office:value-type="float" office:value="39.4962270381078" calcext:value-type="float">
            <text:p>39.4962270381</text:p>
          </table:table-cell>
          <table:table-cell table:number-columns-repeated="4"/>
          <table:table-cell office:value-type="float" office:value="33554432" calcext:value-type="float">
            <text:p>33554432</text:p>
          </table:table-cell>
          <table:table-cell/>
          <table:table-cell office:value-type="float" office:value="18.184109" calcext:value-type="float">
            <text:p>18.184109</text:p>
          </table:table-cell>
          <table:table-cell table:formula="of:=([.K41]-[.K42])/[.K41]*100" office:value-type="float" office:value="0.788953333005262" calcext:value-type="float">
            <text:p>0.788953333</text:p>
          </table:table-cell>
          <table:table-cell/>
          <table:table-cell office:value-type="string" calcext:value-type="string">
            <text:p>512K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3.044953" calcext:value-type="float">
            <text:p>3.044953</text:p>
          </table:table-cell>
          <table:table-cell table:formula="of:=([.C42]-[.C43])/[.C42]*100" office:value-type="float" office:value="40.3313434982598" calcext:value-type="float">
            <text:p>40.3313434983</text:p>
          </table:table-cell>
          <table:table-cell table:number-columns-repeated="4"/>
          <table:table-cell office:value-type="float" office:value="16777216" calcext:value-type="float">
            <text:p>16777216</text:p>
          </table:table-cell>
          <table:table-cell/>
          <table:table-cell office:value-type="float" office:value="18.080739" calcext:value-type="float">
            <text:p>18.080739</text:p>
          </table:table-cell>
          <table:table-cell table:formula="of:=([.K42]-[.K43])/[.K42]*100" office:value-type="float" office:value="0.568463376456873" calcext:value-type="float">
            <text:p>0.5684633765</text:p>
          </table:table-cell>
          <table:table-cell/>
          <table:table-cell office:value-type="string" calcext:value-type="string">
            <text:p>6MB</text:p>
          </table:table-cell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2.814512" calcext:value-type="float">
            <text:p>2.814512</text:p>
          </table:table-cell>
          <table:table-cell table:formula="of:=([.C43]-[.C44])/[.C43]*100" office:value-type="float" office:value="7.56796574528408" calcext:value-type="float">
            <text:p>7.5679657453</text:p>
          </table:table-cell>
          <table:table-cell/>
          <table:table-cell table:formula="of:=24*1024*1024" office:value-type="float" office:value="25165824" calcext:value-type="float">
            <text:p>25165824</text:p>
          </table:table-cell>
          <table:table-cell table:number-columns-repeated="2"/>
          <table:table-cell office:value-type="float" office:value="8388608" calcext:value-type="float">
            <text:p>8388608</text:p>
          </table:table-cell>
          <table:table-cell/>
          <table:table-cell office:value-type="float" office:value="17.324801" calcext:value-type="float">
            <text:p>17.324801</text:p>
          </table:table-cell>
          <table:table-cell table:formula="of:=([.K43]-[.K44])/[.K43]*100" office:value-type="float" office:value="4.18090211910033" calcext:value-type="float">
            <text:p>4.1809021191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2.846474" calcext:value-type="float">
            <text:p>2.846474</text:p>
          </table:table-cell>
          <table:table-cell table:formula="of:=([.C44]-[.C45])/[.C44]*100" office:value-type="float" office:value="-1.13561427345131" calcext:value-type="float">
            <text:p>-1.1356142735</text:p>
          </table:table-cell>
          <table:table-cell table:number-columns-repeated="4"/>
          <table:table-cell office:value-type="float" office:value="7340032" calcext:value-type="float">
            <text:p>7340032</text:p>
          </table:table-cell>
          <table:table-cell/>
          <table:table-cell office:value-type="float" office:value="15.064648" calcext:value-type="float">
            <text:p>15.064648</text:p>
          </table:table-cell>
          <table:table-cell table:formula="of:=([.K44]-[.K45])/[.K44]*100" office:value-type="float" office:value="13.0457660090872" calcext:value-type="float">
            <text:p>13.0457660091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836327" calcext:value-type="float">
            <text:p>2.836327</text:p>
          </table:table-cell>
          <table:table-cell table:formula="of:=([.C45]-[.C46])/[.C45]*100" office:value-type="float" office:value="0.356476117470258" calcext:value-type="float">
            <text:p>0.3564761175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2.51958" calcext:value-type="float">
            <text:p>12.51958</text:p>
          </table:table-cell>
          <table:table-cell table:formula="of:=([.K45]-[.K46])/[.K45]*100" office:value-type="float" office:value="16.8943077860166" calcext:value-type="float">
            <text:p>16.894307786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829475" calcext:value-type="float">
            <text:p>2.829475</text:p>
          </table:table-cell>
          <table:table-cell table:formula="of:=([.C46]-[.C47])/[.C46]*100" office:value-type="float" office:value="0.241580043485813" calcext:value-type="float">
            <text:p>0.2415800435</text:p>
          </table:table-cell>
          <table:table-cell table:number-columns-repeated="4"/>
          <table:table-cell office:value-type="float" office:value="5242880" calcext:value-type="float">
            <text:p>5242880</text:p>
          </table:table-cell>
          <table:table-cell/>
          <table:table-cell office:value-type="float" office:value="9.378323" calcext:value-type="float">
            <text:p>9.378323</text:p>
          </table:table-cell>
          <table:table-cell table:formula="of:=([.K46]-[.K47])/[.K46]*100" office:value-type="float" office:value="25.09075384318" calcext:value-type="float">
            <text:p>25.0907538432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828093" calcext:value-type="float">
            <text:p>2.828093</text:p>
          </table:table-cell>
          <table:table-cell table:formula="of:=([.C47]-[.C48])/[.C47]*100" office:value-type="float" office:value="0.0488429832389399" calcext:value-type="float">
            <text:p>0.0488429832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8.879844" calcext:value-type="float">
            <text:p>8.879844</text:p>
          </table:table-cell>
          <table:table-cell table:formula="of:=([.K47]-[.K48])/[.K47]*100" office:value-type="float" office:value="5.31522533399628" calcext:value-type="float">
            <text:p>5.315225334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832609" calcext:value-type="float">
            <text:p>2.832609</text:p>
          </table:table-cell>
          <table:table-cell table:formula="of:=([.C48]-[.C49])/[.C48]*100" office:value-type="float" office:value="-0.159683574762223" calcext:value-type="float">
            <text:p>-0.1596835748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8.653103" calcext:value-type="float">
            <text:p>8.653103</text:p>
          </table:table-cell>
          <table:table-cell table:formula="of:=([.K48]-[.K49])/[.K48]*100" office:value-type="float" office:value="2.55343449727271" calcext:value-type="float">
            <text:p>2.5534344973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2.831332" calcext:value-type="float">
            <text:p>2.831332</text:p>
          </table:table-cell>
          <table:table-cell table:formula="of:=([.C49]-[.C50])/[.C49]*100" office:value-type="float" office:value="0.0450821133449753" calcext:value-type="float">
            <text:p>0.0450821133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8.707338" calcext:value-type="float">
            <text:p>8.707338</text:p>
          </table:table-cell>
          <table:table-cell table:formula="of:=([.K49]-[.K50])/[.K49]*100" office:value-type="float" office:value="-0.626769379724248" calcext:value-type="float">
            <text:p>-0.6267693797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451851" calcext:value-type="float">
            <text:p>1.451851</text:p>
          </table:table-cell>
          <table:table-cell table:formula="of:=([.C50]-[.C51])/[.C50]*100" office:value-type="float" office:value="48.7219796194865" calcext:value-type="float">
            <text:p>48.7219796195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8.699988" calcext:value-type="float">
            <text:p>8.699988</text:p>
          </table:table-cell>
          <table:table-cell table:formula="of:=([.K50]-[.K51])/[.K50]*100" office:value-type="float" office:value="0.0844115618344049" calcext:value-type="float">
            <text:p>0.0844115618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442662" calcext:value-type="float">
            <text:p>1.442662</text:p>
          </table:table-cell>
          <table:table-cell table:formula="of:=([.C51]-[.C52])/[.C51]*100" office:value-type="float" office:value="0.632916187680424" calcext:value-type="float">
            <text:p>0.6329161877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7.336078" calcext:value-type="float">
            <text:p>7.336078</text:p>
          </table:table-cell>
          <table:table-cell table:formula="of:=([.K51]-[.K52])/[.K51]*100" office:value-type="float" office:value="15.6771480604341" calcext:value-type="float">
            <text:p>15.6771480604</text:p>
          </table:table-cell>
          <table:table-cell table:number-columns-repeated="2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461525" calcext:value-type="float">
            <text:p>1.461525</text:p>
          </table:table-cell>
          <table:table-cell table:formula="of:=([.C52]-[.C53])/[.C52]*100" office:value-type="float" office:value="-1.30751347162399" calcext:value-type="float">
            <text:p>-1.3075134716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6.55026" calcext:value-type="float">
            <text:p>6.55026</text:p>
          </table:table-cell>
          <table:table-cell table:formula="of:=([.K52]-[.K53])/[.K52]*100" office:value-type="float" office:value="10.7116909062308" calcext:value-type="float">
            <text:p>10.7116909062</text:p>
          </table:table-cell>
          <table:table-cell table:number-columns-repeated="2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504496" calcext:value-type="float">
            <text:p>1.504496</text:p>
          </table:table-cell>
          <table:table-cell table:formula="of:=([.C53]-[.C54])/[.C53]*100" office:value-type="float" office:value="-2.94014813294334" calcext:value-type="float">
            <text:p>-2.9401481329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6.812915" calcext:value-type="float">
            <text:p>6.812915</text:p>
          </table:table-cell>
          <table:table-cell table:formula="of:=([.K53]-[.K54])/[.K53]*100" office:value-type="float" office:value="-4.00984083074566" calcext:value-type="float">
            <text:p>-4.0098408307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65536" calcext:value-type="float">
            <text:p>65536</text:p>
          </table:table-cell>
          <table:table-cell/>
          <table:table-cell office:value-type="float" office:value="1.853353" calcext:value-type="float">
            <text:p>1.853353</text:p>
          </table:table-cell>
          <table:table-cell table:formula="of:=([.K54]-[.K55])/[.K54]*100" office:value-type="float" office:value="72.7964755174547" calcext:value-type="float">
            <text:p>72.7964755175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32768" calcext:value-type="float">
            <text:p>32768</text:p>
          </table:table-cell>
          <table:table-cell/>
          <table:table-cell office:value-type="float" office:value="1.839442" calcext:value-type="float">
            <text:p>1.839442</text:p>
          </table:table-cell>
          <table:table-cell table:formula="of:=([.K55]-[.K56])/[.K55]*100" office:value-type="float" office:value="0.750585560333083" calcext:value-type="float">
            <text:p>0.750585560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16384" calcext:value-type="float">
            <text:p>16384</text:p>
          </table:table-cell>
          <table:table-cell/>
          <table:table-cell office:value-type="float" office:value="1.856369" calcext:value-type="float">
            <text:p>1.856369</text:p>
          </table:table-cell>
          <table:table-cell table:formula="of:=([.K56]-[.K57])/[.K56]*100" office:value-type="float" office:value="-0.920224720322789" calcext:value-type="float">
            <text:p>-0.9202247203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1.890144" calcext:value-type="float">
            <text:p>1.890144</text:p>
          </table:table-cell>
          <table:table-cell table:formula="of:=([.K57]-[.K58])/[.K57]*100" office:value-type="float" office:value="-1.81941198113091" calcext:value-type="float">
            <text:p>-1.8194119811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float" office:value="4096" calcext:value-type="float">
            <text:p>4096</text:p>
          </table:table-cell>
          <table:table-cell/>
          <table:table-cell office:value-type="float" office:value="1.95779" calcext:value-type="float">
            <text:p>1.95779</text:p>
          </table:table-cell>
          <table:table-cell table:formula="of:=([.K58]-[.K59])/[.K58]*100" office:value-type="float" office:value="-3.57888076252392" calcext:value-type="float">
            <text:p>-3.5788807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i</text:p>
          </table:table-cell>
          <table:table-cell table:number-columns-repeated="13"/>
        </table:table-row>
        <table:table-row table:style-name="ro1">
          <table:table-cell office:value-type="float" office:value="67108864" calcext:value-type="float">
            <text:p>67108864</text:p>
          </table:table-cell>
          <table:table-cell/>
          <table:table-cell office:value-type="float" office:value="18.572455" calcext:value-type="float">
            <text:p>18.572455</text:p>
          </table:table-cell>
          <table:table-cell table:number-columns-repeated="11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/>
          <table:table-cell office:value-type="float" office:value="17.158418" calcext:value-type="float">
            <text:p>17.158418</text:p>
          </table:table-cell>
          <table:table-cell table:formula="of:=([.C61]-[.C62])/[.C61]*100" office:value-type="float" office:value="7.61362458544118" calcext:value-type="float">
            <text:p>7.6136245854</text:p>
          </table:table-cell>
          <table:table-cell table:number-columns-repeated="10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4.804671" calcext:value-type="float">
            <text:p>14.804671</text:p>
          </table:table-cell>
          <table:table-cell table:formula="of:=([.C62]-[.C63])/[.C62]*100" office:value-type="float" office:value="13.7177390130022" calcext:value-type="float">
            <text:p>13.717739013</text:p>
          </table:table-cell>
          <table:table-cell table:number-columns-repeated="10"/>
        </table:table-row>
        <table:table-row table:style-name="ro1">
          <table:table-cell office:value-type="float" office:value="8388608" calcext:value-type="float">
            <text:p>8388608</text:p>
          </table:table-cell>
          <table:table-cell/>
          <table:table-cell office:value-type="float" office:value="12.089258" calcext:value-type="float">
            <text:p>12.089258</text:p>
          </table:table-cell>
          <table:table-cell table:formula="of:=([.C63]-[.C64])/[.C63]*100" office:value-type="float" office:value="18.3415963786024" calcext:value-type="float">
            <text:p>18.3415963786</text:p>
          </table:table-cell>
          <table:table-cell table:number-columns-repeated="10"/>
        </table:table-row>
        <table:table-row table:style-name="ro1">
          <table:table-cell office:value-type="float" office:value="7340032" calcext:value-type="float">
            <text:p>7340032</text:p>
          </table:table-cell>
          <table:table-cell/>
          <table:table-cell office:value-type="float" office:value="13.855924" calcext:value-type="float">
            <text:p>13.855924</text:p>
          </table:table-cell>
          <table:table-cell table:formula="of:=([.C64]-[.C65])/[.C64]*100" office:value-type="float" office:value="-14.6135188776681" calcext:value-type="float">
            <text:p>-14.6135188777</text:p>
          </table:table-cell>
          <table:table-cell table:number-columns-repeated="10"/>
        </table:table-row>
        <table:table-row table:style-name="ro1">
          <table:table-cell office:value-type="float" office:value="6291456" calcext:value-type="float">
            <text:p>6291456</text:p>
          </table:table-cell>
          <table:table-cell/>
          <table:table-cell office:value-type="float" office:value="11.26112" calcext:value-type="float">
            <text:p>11.26112</text:p>
          </table:table-cell>
          <table:table-cell table:formula="of:=([.C65]-[.C66])/[.C65]*100" office:value-type="float" office:value="18.7270368977197" calcext:value-type="float">
            <text:p>18.7270368977</text:p>
          </table:table-cell>
          <table:table-cell table:number-columns-repeated="10"/>
        </table:table-row>
        <table:table-row table:style-name="ro1">
          <table:table-cell office:value-type="float" office:value="5242880" calcext:value-type="float">
            <text:p>5242880</text:p>
          </table:table-cell>
          <table:table-cell/>
          <table:table-cell office:value-type="float" office:value="9.593828" calcext:value-type="float">
            <text:p>9.593828</text:p>
          </table:table-cell>
          <table:table-cell table:formula="of:=([.C66]-[.C67])/[.C66]*100" office:value-type="float" office:value="14.805738683186" calcext:value-type="float">
            <text:p>14.8057386832</text:p>
          </table:table-cell>
          <table:table-cell table:number-columns-repeated="10"/>
        </table:table-row>
        <table:table-row table:style-name="ro1">
          <table:table-cell office:value-type="float" office:value="4194304" calcext:value-type="float">
            <text:p>4194304</text:p>
          </table:table-cell>
          <table:table-cell/>
          <table:table-cell office:value-type="float" office:value="9.487991" calcext:value-type="float">
            <text:p>9.487991</text:p>
          </table:table-cell>
          <table:table-cell table:formula="of:=([.C67]-[.C68])/[.C67]*100" office:value-type="float" office:value="1.10317800152349" calcext:value-type="float">
            <text:p>1.1031780015</text:p>
          </table:table-cell>
          <table:table-cell table:number-columns-repeated="10"/>
        </table:table-row>
        <table:table-row table:style-name="ro1">
          <table:table-cell office:value-type="float" office:value="3145728" calcext:value-type="float">
            <text:p>3145728</text:p>
          </table:table-cell>
          <table:table-cell/>
          <table:table-cell office:value-type="float" office:value="7.264823" calcext:value-type="float">
            <text:p>7.264823</text:p>
          </table:table-cell>
          <table:table-cell table:formula="of:=([.C68]-[.C69])/[.C68]*100" office:value-type="float" office:value="23.4313881621515" calcext:value-type="float">
            <text:p>23.4313881622</text:p>
          </table:table-cell>
          <table:table-cell table:number-columns-repeated="10"/>
        </table:table-row>
        <table:table-row table:style-name="ro1">
          <table:table-cell office:value-type="float" office:value="2097152" calcext:value-type="float">
            <text:p>2097152</text:p>
          </table:table-cell>
          <table:table-cell/>
          <table:table-cell office:value-type="float" office:value="5.487537" calcext:value-type="float">
            <text:p>5.487537</text:p>
          </table:table-cell>
          <table:table-cell table:formula="of:=([.C69]-[.C70])/[.C69]*100" office:value-type="float" office:value="24.4642711873366" calcext:value-type="float">
            <text:p>24.4642711873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/>
          <table:table-cell office:value-type="float" office:value="5.321813" calcext:value-type="float">
            <text:p>5.321813</text:p>
          </table:table-cell>
          <table:table-cell table:formula="of:=([.C70]-[.C71])/[.C70]*100" office:value-type="float" office:value="3.02000697216256" calcext:value-type="float">
            <text:p>3.0200069722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/>
          <table:table-cell office:value-type="float" office:value="5.269633" calcext:value-type="float">
            <text:p>5.269633</text:p>
          </table:table-cell>
          <table:table-cell table:formula="of:=([.C71]-[.C72])/[.C71]*100" office:value-type="float" office:value="0.980492926000968" calcext:value-type="float">
            <text:p>0.980492926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/>
          <table:table-cell office:value-type="float" office:value="3.929427" calcext:value-type="float">
            <text:p>3.929427</text:p>
          </table:table-cell>
          <table:table-cell table:formula="of:=([.C72]-[.C73])/[.C72]*100" office:value-type="float" office:value="25.4326250044358" calcext:value-type="float">
            <text:p>25.432625004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/>
          <table:table-cell office:value-type="float" office:value="3.893028" calcext:value-type="float">
            <text:p>3.893028</text:p>
          </table:table-cell>
          <table:table-cell table:formula="of:=([.C73]-[.C74])/[.C73]*100" office:value-type="float" office:value="0.926318264724089" calcext:value-type="float">
            <text:p>0.926318264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/>
          <table:table-cell office:value-type="float" office:value="3.822492" calcext:value-type="float">
            <text:p>3.822492</text:p>
          </table:table-cell>
          <table:table-cell table:formula="of:=([.C74]-[.C75])/[.C74]*100" office:value-type="float" office:value="1.81185442282974" calcext:value-type="float">
            <text:p>1.811854422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/>
          <table:table-cell office:value-type="float" office:value="2.444807" calcext:value-type="float">
            <text:p>2.444807</text:p>
          </table:table-cell>
          <table:table-cell table:formula="of:=([.C75]-[.C76])/[.C75]*100" office:value-type="float" office:value="36.0415404401108" calcext:value-type="float">
            <text:p>36.0415404401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/>
          <table:table-cell office:value-type="float" office:value="2.429942" calcext:value-type="float">
            <text:p>2.429942</text:p>
          </table:table-cell>
          <table:table-cell table:formula="of:=([.C76]-[.C77])/[.C76]*100" office:value-type="float" office:value="0.60802345543022" calcext:value-type="float">
            <text:p>0.6080234554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/>
          <table:table-cell office:value-type="float" office:value="2.483535" calcext:value-type="float">
            <text:p>2.483535</text:p>
          </table:table-cell>
          <table:table-cell table:formula="of:=([.C77]-[.C78])/[.C77]*100" office:value-type="float" office:value="-2.20552589321061" calcext:value-type="float">
            <text:p>-2.2055258932</text:p>
          </table:table-cell>
          <table:table-cell table:number-columns-repeated="10"/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2.5769" calcext:value-type="float">
            <text:p>2.5769</text:p>
          </table:table-cell>
          <table:table-cell table:formula="of:=([.C78]-[.C79])/[.C78]*100" office:value-type="float" office:value="-3.75935913929139" calcext:value-type="float">
            <text:p>-3.7593591393</text:p>
          </table:table-cell>
          <table:table-cell table:number-columns-repeated="10"/>
        </table:table-row>
        <table:table-row table:style-name="ro1" table:number-rows-repeated="104849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FiteenSec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453654" calcext:value-type="float">
            <text:p>14.45365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4.829955" calcext:value-type="float">
            <text:p>14.829955</text:p>
          </table:table-cell>
          <table:table-cell office:value-type="string" calcext:value-type="string">
            <text:p>-inf</text:p>
          </table:table-cell>
          <table:table-cell table:number-columns-repeated="2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4.486392" calcext:value-type="float">
            <text:p>14.486392</text:p>
          </table:table-cell>
          <table:table-cell office:value-type="float" office:value="-0.226503" calcext:value-type="float">
            <text:p>-0.226503</text:p>
          </table:table-cell>
          <table:table-cell/>
          <table:table-cell office:value-type="string" calcext:value-type="string">
            <text:p>Level 1: 64K</text:p>
          </table:table-cell>
          <table:table-cell table:number-columns-repeated="2"/>
          <table:table-cell office:value-type="float" office:value="50331648" calcext:value-type="float">
            <text:p>50331648</text:p>
          </table:table-cell>
          <table:table-cell/>
          <table:table-cell office:value-type="float" office:value="14.775035" calcext:value-type="float">
            <text:p>14.775035</text:p>
          </table:table-cell>
          <table:table-cell office:value-type="float" office:value="0.370333" calcext:value-type="float">
            <text:p>0.370333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4.415908" calcext:value-type="float">
            <text:p>14.415908</text:p>
          </table:table-cell>
          <table:table-cell office:value-type="float" office:value="0.486553" calcext:value-type="float">
            <text:p>0.486553</text:p>
          </table:table-cell>
          <table:table-cell/>
          <table:table-cell office:value-type="string" calcext:value-type="string">
            <text:p>Level 2: 512K</text:p>
          </table:table-cell>
          <table:table-cell table:number-columns-repeated="2"/>
          <table:table-cell office:value-type="float" office:value="33554432" calcext:value-type="float">
            <text:p>33554432</text:p>
          </table:table-cell>
          <table:table-cell/>
          <table:table-cell office:value-type="float" office:value="14.751545" calcext:value-type="float">
            <text:p>14.751545</text:p>
          </table:table-cell>
          <table:table-cell office:value-type="float" office:value="0.158984" calcext:value-type="float">
            <text:p>0.158984</text:p>
          </table:table-cell>
          <table:table-cell/>
          <table:table-cell office:value-type="string" calcext:value-type="string">
            <text:p>Level 2: 2048K</text:p>
          </table:table-cell>
        </table:table-row>
        <table:table-row table:style-name="ro1">
          <table:table-cell office:value-type="float" office:value="25165824" calcext:value-type="float">
            <text:p>25165824</text:p>
          </table:table-cell>
          <table:table-cell/>
          <table:table-cell office:value-type="float" office:value="14.553401" calcext:value-type="float">
            <text:p>14.553401</text:p>
          </table:table-cell>
          <table:table-cell office:value-type="float" office:value="-0.953758" calcext:value-type="float">
            <text:p>-0.953758</text:p>
          </table:table-cell>
          <table:table-cell/>
          <table:table-cell office:value-type="string" calcext:value-type="string">
            <text:p>Level 3: 5118K</text:p>
          </table:table-cell>
          <table:table-cell table:number-columns-repeated="2"/>
          <table:table-cell office:value-type="float" office:value="25165824" calcext:value-type="float">
            <text:p>25165824</text:p>
          </table:table-cell>
          <table:table-cell/>
          <table:table-cell office:value-type="float" office:value="14.769667" calcext:value-type="float">
            <text:p>14.769667</text:p>
          </table:table-cell>
          <table:table-cell office:value-type="float" office:value="-0.122848" calcext:value-type="float">
            <text:p>-0.122848</text:p>
          </table:table-cell>
          <table:table-cell table:number-columns-repeated="2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/>
          <table:table-cell office:value-type="float" office:value="14.786976" calcext:value-type="float">
            <text:p>14.786976</text:p>
          </table:table-cell>
          <table:table-cell office:value-type="float" office:value="-1.604952" calcext:value-type="float">
            <text:p>-1.604952</text:p>
          </table:table-cell>
          <table:table-cell table:number-columns-repeated="4"/>
          <table:table-cell office:value-type="float" office:value="16777216" calcext:value-type="float">
            <text:p>16777216</text:p>
          </table:table-cell>
          <table:table-cell/>
          <table:table-cell office:value-type="float" office:value="15.052026" calcext:value-type="float">
            <text:p>15.052026</text:p>
          </table:table-cell>
          <table:table-cell office:value-type="float" office:value="-1.91175" calcext:value-type="float">
            <text:p>-1.91175</text:p>
          </table:table-cell>
          <table:table-cell table:number-columns-repeated="2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494925" calcext:value-type="float">
            <text:p>14.494925</text:p>
          </table:table-cell>
          <table:table-cell office:value-type="float" office:value="1.975056" calcext:value-type="float">
            <text:p>1.975056</text:p>
          </table:table-cell>
          <table:table-cell table:number-columns-repeated="4"/>
          <table:table-cell office:value-type="float" office:value="12582912" calcext:value-type="float">
            <text:p>12582912</text:p>
          </table:table-cell>
          <table:table-cell/>
          <table:table-cell office:value-type="float" office:value="14.862449" calcext:value-type="float">
            <text:p>14.862449</text:p>
          </table:table-cell>
          <table:table-cell office:value-type="float" office:value="1.259477" calcext:value-type="float">
            <text:p>1.259477</text:p>
          </table:table-cell>
          <table:table-cell table:number-columns-repeated="2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3.838584" calcext:value-type="float">
            <text:p>13.838584</text:p>
          </table:table-cell>
          <table:table-cell office:value-type="float" office:value="4.528075" calcext:value-type="float">
            <text:p>4.528075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4.808132" calcext:value-type="float">
            <text:p>14.808132</text:p>
          </table:table-cell>
          <table:table-cell office:value-type="float" office:value="0.365466" calcext:value-type="float">
            <text:p>0.365466</text:p>
          </table:table-cell>
          <table:table-cell table:number-columns-repeated="2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9.985853" calcext:value-type="float">
            <text:p>9.985853</text:p>
          </table:table-cell>
          <table:table-cell office:value-type="float" office:value="27.8405" calcext:value-type="float">
            <text:p>27.8405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4.845429" calcext:value-type="float">
            <text:p>14.845429</text:p>
          </table:table-cell>
          <table:table-cell office:value-type="float" office:value="-0.251868" calcext:value-type="float">
            <text:p>-0.25186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 it a cache 6291456.000000</text:p>
          </table:table-cell>
          <table:table-cell table:number-columns-repeated="7"/>
          <table:table-cell office:value-type="float" office:value="4194304" calcext:value-type="float">
            <text:p>4194304</text:p>
          </table:table-cell>
          <table:table-cell/>
          <table:table-cell office:value-type="float" office:value="14.586847" calcext:value-type="float">
            <text:p>14.586847</text:p>
          </table:table-cell>
          <table:table-cell office:value-type="float" office:value="1.741828" calcext:value-type="float">
            <text:p>1.741828</text:p>
          </table:table-cell>
          <table:table-cell table:number-columns-repeated="2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6.675523" calcext:value-type="float">
            <text:p>6.675523</text:p>
          </table:table-cell>
          <table:table-cell office:value-type="float" office:value="33.150197" calcext:value-type="float">
            <text:p>33.150197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3.81922" calcext:value-type="float">
            <text:p>13.81922</text:p>
          </table:table-cell>
          <table:table-cell office:value-type="float" office:value="5.26246" calcext:value-type="float">
            <text:p>5.26246</text:p>
          </table:table-cell>
          <table:table-cell table:number-columns-repeated="2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6.60387" calcext:value-type="float">
            <text:p>6.60387</text:p>
          </table:table-cell>
          <table:table-cell office:value-type="float" office:value="1.073371" calcext:value-type="float">
            <text:p>1.073371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9.4208" calcext:value-type="float">
            <text:p>9.4208</text:p>
          </table:table-cell>
          <table:table-cell office:value-type="float" office:value="31.82828" calcext:value-type="float">
            <text:p>31.82828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6.537973" calcext:value-type="float">
            <text:p>6.537973</text:p>
          </table:table-cell>
          <table:table-cell office:value-type="float" office:value="0.997851" calcext:value-type="float">
            <text:p>0.997851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2.187938" calcext:value-type="float">
            <text:p>2.187938</text:p>
          </table:table-cell>
          <table:table-cell office:value-type="float" office:value="76.775455" calcext:value-type="float">
            <text:p>76.775455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6.504045" calcext:value-type="float">
            <text:p>6.504045</text:p>
          </table:table-cell>
          <table:table-cell office:value-type="float" office:value="0.51894" calcext:value-type="float">
            <text:p>0.51894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.80029" calcext:value-type="float">
            <text:p>1.80029</text:p>
          </table:table-cell>
          <table:table-cell office:value-type="float" office:value="17.717509" calcext:value-type="float">
            <text:p>17.717509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5.57872" calcext:value-type="float">
            <text:p>5.57872</text:p>
          </table:table-cell>
          <table:table-cell office:value-type="float" office:value="14.226918" calcext:value-type="float">
            <text:p>14.226918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1.79641" calcext:value-type="float">
            <text:p>1.79641</text:p>
          </table:table-cell>
          <table:table-cell office:value-type="float" office:value="0.215522" calcext:value-type="float">
            <text:p>0.215522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4.683096" calcext:value-type="float">
            <text:p>4.683096</text:p>
          </table:table-cell>
          <table:table-cell office:value-type="float" office:value="16.054291" calcext:value-type="float">
            <text:p>16.054291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1.794893" calcext:value-type="float">
            <text:p>1.794893</text:p>
          </table:table-cell>
          <table:table-cell office:value-type="float" office:value="0.084436" calcext:value-type="float">
            <text:p>0.084436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4.960233" calcext:value-type="float">
            <text:p>4.960233</text:p>
          </table:table-cell>
          <table:table-cell office:value-type="float" office:value="-5.917817" calcext:value-type="float">
            <text:p>-5.917817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1.79344" calcext:value-type="float">
            <text:p>1.79344</text:p>
          </table:table-cell>
          <table:table-cell office:value-type="float" office:value="0.080961" calcext:value-type="float">
            <text:p>0.080961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06681" calcext:value-type="float">
            <text:p>1.06681</text:p>
          </table:table-cell>
          <table:table-cell office:value-type="float" office:value="78.492741" calcext:value-type="float">
            <text:p>78.492741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633177" calcext:value-type="float">
            <text:p>0.633177</text:p>
          </table:table-cell>
          <table:table-cell office:value-type="float" office:value="64.694841" calcext:value-type="float">
            <text:p>64.69484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 it a cache 65536.000000</text:p>
          </table:table-cell>
          <table:table-cell table:number-columns-repeated="7"/>
          <table:table-cell office:value-type="float" office:value="16384" calcext:value-type="float">
            <text:p>16384</text:p>
          </table:table-cell>
          <table:table-cell/>
          <table:table-cell office:value-type="float" office:value="0.627463" calcext:value-type="float">
            <text:p>0.627463</text:p>
          </table:table-cell>
          <table:table-cell office:value-type="float" office:value="0.902386" calcext:value-type="float">
            <text:p>0.902386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057657" calcext:value-type="float">
            <text:p>1.057657</text:p>
          </table:table-cell>
          <table:table-cell office:value-type="float" office:value="0.85799" calcext:value-type="float">
            <text:p>0.85799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0.631205" calcext:value-type="float">
            <text:p>0.631205</text:p>
          </table:table-cell>
          <table:table-cell office:value-type="float" office:value="-0.596328" calcext:value-type="float">
            <text:p>-0.596328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072574" calcext:value-type="float">
            <text:p>1.072574</text:p>
          </table:table-cell>
          <table:table-cell office:value-type="float" office:value="-1.410372" calcext:value-type="float">
            <text:p>-1.410372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0.715866" calcext:value-type="float">
            <text:p>0.715866</text:p>
          </table:table-cell>
          <table:table-cell office:value-type="float" office:value="-13.412604" calcext:value-type="float">
            <text:p>-13.412604</text:p>
          </table:table-cell>
          <table:table-cell table:number-columns-repeated="2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098427" calcext:value-type="float">
            <text:p>1.098427</text:p>
          </table:table-cell>
          <table:table-cell office:value-type="float" office:value="-2.410362" calcext:value-type="float">
            <text:p>-2.410362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158205" calcext:value-type="float">
            <text:p>1.158205</text:p>
          </table:table-cell>
          <table:table-cell office:value-type="float" office:value="-5.442166" calcext:value-type="float">
            <text:p>-5.442166</text:p>
          </table:table-cell>
          <table:table-cell table:number-columns-repeated="4"/>
          <table:table-cell office:value-type="float" office:value="67108864" calcext:value-type="float">
            <text:p>67108864</text:p>
          </table:table-cell>
          <table:table-cell/>
          <table:table-cell office:value-type="float" office:value="14.856184" calcext:value-type="float">
            <text:p>14.856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1: 32K</text:p>
          </table:table-cell>
        </table:table-row>
        <table:table-row table:style-name="ro3">
          <table:table-cell table:number-columns-repeated="8"/>
          <table:table-cell office:value-type="float" office:value="50331648" calcext:value-type="float">
            <text:p>50331648</text:p>
          </table:table-cell>
          <table:table-cell/>
          <table:table-cell office:value-type="float" office:value="15.003606" calcext:value-type="float">
            <text:p>15.003606</text:p>
          </table:table-cell>
          <table:table-cell office:value-type="float" office:value="-0.992328" calcext:value-type="float">
            <text:p>-0.992328</text:p>
          </table:table-cell>
          <table:table-cell/>
          <table:table-cell office:value-type="string" calcext:value-type="string">
            <text:p>Level 2: 2048K</text:p>
          </table:table-cell>
        </table:table-row>
        <table:table-row table:style-name="ro3">
          <table:table-cell table:number-columns-repeated="8"/>
          <table:table-cell office:value-type="float" office:value="33554432" calcext:value-type="float">
            <text:p>33554432</text:p>
          </table:table-cell>
          <table:table-cell/>
          <table:table-cell office:value-type="float" office:value="14.70243" calcext:value-type="float">
            <text:p>14.70243</text:p>
          </table:table-cell>
          <table:table-cell office:value-type="float" office:value="2.007358" calcext:value-type="float">
            <text:p>2.007358</text:p>
          </table:table-cell>
          <table:table-cell table:number-columns-repeated="2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804378" calcext:value-type="float">
            <text:p>14.804378</text:p>
          </table:table-cell>
          <table:table-cell office:value-type="string" calcext:value-type="string">
            <text:p>-inf</text:p>
          </table:table-cell>
          <table:table-cell table:number-columns-repeated="4"/>
          <table:table-cell office:value-type="float" office:value="25165824" calcext:value-type="float">
            <text:p>25165824</text:p>
          </table:table-cell>
          <table:table-cell/>
          <table:table-cell office:value-type="float" office:value="14.735709" calcext:value-type="float">
            <text:p>14.735709</text:p>
          </table:table-cell>
          <table:table-cell office:value-type="float" office:value="-0.226352" calcext:value-type="float">
            <text:p>-0.226352</text:p>
          </table:table-cell>
          <table:table-cell table:number-columns-repeated="2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6.984834" calcext:value-type="float">
            <text:p>16.984834</text:p>
          </table:table-cell>
          <table:table-cell office:value-type="float" office:value="-14.728453" calcext:value-type="float">
            <text:p>-14.728453</text:p>
          </table:table-cell>
          <table:table-cell/>
          <table:table-cell office:value-type="string" calcext:value-type="string">
            <text:p>Level 1: 16K</text:p>
          </table:table-cell>
          <table:table-cell table:number-columns-repeated="2"/>
          <table:table-cell office:value-type="float" office:value="16777216" calcext:value-type="float">
            <text:p>16777216</text:p>
          </table:table-cell>
          <table:table-cell/>
          <table:table-cell office:value-type="float" office:value="14.727201" calcext:value-type="float">
            <text:p>14.727201</text:p>
          </table:table-cell>
          <table:table-cell office:value-type="float" office:value="0.057739" calcext:value-type="float">
            <text:p>0.057739</text:p>
          </table:table-cell>
          <table:table-cell table:number-columns-repeated="2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20.314524" calcext:value-type="float">
            <text:p>20.314524</text:p>
          </table:table-cell>
          <table:table-cell office:value-type="float" office:value="-19.603901" calcext:value-type="float">
            <text:p>-19.603901</text:p>
          </table:table-cell>
          <table:table-cell/>
          <table:table-cell office:value-type="string" calcext:value-type="string">
            <text:p>Level 2: 2048K</text:p>
          </table:table-cell>
          <table:table-cell table:number-columns-repeated="2"/>
          <table:table-cell office:value-type="float" office:value="12582912" calcext:value-type="float">
            <text:p>12582912</text:p>
          </table:table-cell>
          <table:table-cell/>
          <table:table-cell office:value-type="float" office:value="14.784575" calcext:value-type="float">
            <text:p>14.784575</text:p>
          </table:table-cell>
          <table:table-cell office:value-type="float" office:value="-0.389578" calcext:value-type="float">
            <text:p>-0.389578</text:p>
          </table:table-cell>
          <table:table-cell table:number-columns-repeated="2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4.793952" calcext:value-type="float">
            <text:p>14.793952</text:p>
          </table:table-cell>
          <table:table-cell office:value-type="float" office:value="27.175493" calcext:value-type="float">
            <text:p>27.175493</text:p>
          </table:table-cell>
          <table:table-cell table:number-columns-repeated="4"/>
          <table:table-cell office:value-type="float" office:value="8388608" calcext:value-type="float">
            <text:p>8388608</text:p>
          </table:table-cell>
          <table:table-cell/>
          <table:table-cell office:value-type="float" office:value="14.860977" calcext:value-type="float">
            <text:p>14.860977</text:p>
          </table:table-cell>
          <table:table-cell office:value-type="float" office:value="-0.51677" calcext:value-type="float">
            <text:p>-0.51677</text:p>
          </table:table-cell>
          <table:table-cell table:number-columns-repeated="2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4.802391" calcext:value-type="float">
            <text:p>14.802391</text:p>
          </table:table-cell>
          <table:table-cell office:value-type="float" office:value="-0.057044" calcext:value-type="float">
            <text:p>-0.057044</text:p>
          </table:table-cell>
          <table:table-cell table:number-columns-repeated="4"/>
          <table:table-cell office:value-type="float" office:value="6291456" calcext:value-type="float">
            <text:p>6291456</text:p>
          </table:table-cell>
          <table:table-cell/>
          <table:table-cell office:value-type="float" office:value="14.772929" calcext:value-type="float">
            <text:p>14.772929</text:p>
          </table:table-cell>
          <table:table-cell office:value-type="float" office:value="0.592479" calcext:value-type="float">
            <text:p>0.592479</text:p>
          </table:table-cell>
          <table:table-cell table:number-columns-repeated="2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790856" calcext:value-type="float">
            <text:p>14.790856</text:p>
          </table:table-cell>
          <table:table-cell office:value-type="float" office:value="0.077928" calcext:value-type="float">
            <text:p>0.077928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2.792647" calcext:value-type="float">
            <text:p>12.792647</text:p>
          </table:table-cell>
          <table:table-cell office:value-type="float" office:value="13.404802" calcext:value-type="float">
            <text:p>13.404802</text:p>
          </table:table-cell>
          <table:table-cell table:number-columns-repeated="2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4.801753" calcext:value-type="float">
            <text:p>14.801753</text:p>
          </table:table-cell>
          <table:table-cell office:value-type="float" office:value="-0.073675" calcext:value-type="float">
            <text:p>-0.073675</text:p>
          </table:table-cell>
          <table:table-cell table:number-columns-repeated="4"/>
          <table:table-cell office:value-type="float" office:value="3145728" calcext:value-type="float">
            <text:p>3145728</text:p>
          </table:table-cell>
          <table:table-cell/>
          <table:table-cell office:value-type="float" office:value="12.522956" calcext:value-type="float">
            <text:p>12.522956</text:p>
          </table:table-cell>
          <table:table-cell office:value-type="float" office:value="2.108174" calcext:value-type="float">
            <text:p>2.108174</text:p>
          </table:table-cell>
          <table:table-cell table:number-columns-repeated="2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4.805061" calcext:value-type="float">
            <text:p>14.805061</text:p>
          </table:table-cell>
          <table:table-cell office:value-type="float" office:value="-0.022347" calcext:value-type="float">
            <text:p>-0.022347</text:p>
          </table:table-cell>
          <table:table-cell table:number-columns-repeated="4"/>
          <table:table-cell office:value-type="float" office:value="2097152" calcext:value-type="float">
            <text:p>2097152</text:p>
          </table:table-cell>
          <table:table-cell/>
          <table:table-cell office:value-type="float" office:value="8.361686" calcext:value-type="float">
            <text:p>8.361686</text:p>
          </table:table-cell>
          <table:table-cell office:value-type="float" office:value="33.229135" calcext:value-type="float">
            <text:p>33.229135</text:p>
          </table:table-cell>
          <table:table-cell table:number-columns-repeated="2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14.122653" calcext:value-type="float">
            <text:p>14.122653</text:p>
          </table:table-cell>
          <table:table-cell office:value-type="float" office:value="4.609288" calcext:value-type="float">
            <text:p>4.609288</text:p>
          </table:table-cell>
          <table:table-cell table:number-columns-repeated="4"/>
          <table:table-cell office:value-type="float" office:value="1048576" calcext:value-type="float">
            <text:p>1048576</text:p>
          </table:table-cell>
          <table:table-cell/>
          <table:table-cell office:value-type="float" office:value="3.286493" calcext:value-type="float">
            <text:p>3.286493</text:p>
          </table:table-cell>
          <table:table-cell office:value-type="float" office:value="60.695809" calcext:value-type="float">
            <text:p>60.695809</text:p>
          </table:table-cell>
          <table:table-cell table:number-columns-repeated="2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13.072032" calcext:value-type="float">
            <text:p>13.072032</text:p>
          </table:table-cell>
          <table:table-cell office:value-type="float" office:value="7.439261" calcext:value-type="float">
            <text:p>7.439261</text:p>
          </table:table-cell>
          <table:table-cell table:number-columns-repeated="4"/>
          <table:table-cell office:value-type="float" office:value="524288" calcext:value-type="float">
            <text:p>524288</text:p>
          </table:table-cell>
          <table:table-cell/>
          <table:table-cell office:value-type="float" office:value="1.796663" calcext:value-type="float">
            <text:p>1.796663</text:p>
          </table:table-cell>
          <table:table-cell office:value-type="float" office:value="45.331908" calcext:value-type="float">
            <text:p>45.331908</text:p>
          </table:table-cell>
          <table:table-cell table:number-columns-repeated="2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203917" calcext:value-type="float">
            <text:p>8.203917</text:p>
          </table:table-cell>
          <table:table-cell office:value-type="float" office:value="37.24069" calcext:value-type="float">
            <text:p>37.24069</text:p>
          </table:table-cell>
          <table:table-cell table:number-columns-repeated="4"/>
          <table:table-cell office:value-type="float" office:value="262144" calcext:value-type="float">
            <text:p>262144</text:p>
          </table:table-cell>
          <table:table-cell/>
          <table:table-cell office:value-type="float" office:value="1.808035" calcext:value-type="float">
            <text:p>1.808035</text:p>
          </table:table-cell>
          <table:table-cell office:value-type="float" office:value="-0.632956" calcext:value-type="float">
            <text:p>-0.632956</text:p>
          </table:table-cell>
          <table:table-cell table:number-columns-repeated="2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025487" calcext:value-type="float">
            <text:p>2.025487</text:p>
          </table:table-cell>
          <table:table-cell office:value-type="float" office:value="75.310733" calcext:value-type="float">
            <text:p>75.310733</text:p>
          </table:table-cell>
          <table:table-cell table:number-columns-repeated="4"/>
          <table:table-cell office:value-type="float" office:value="131072" calcext:value-type="float">
            <text:p>131072</text:p>
          </table:table-cell>
          <table:table-cell/>
          <table:table-cell office:value-type="float" office:value="1.804391" calcext:value-type="float">
            <text:p>1.804391</text:p>
          </table:table-cell>
          <table:table-cell office:value-type="float" office:value="0.201544" calcext:value-type="float">
            <text:p>0.201544</text:p>
          </table:table-cell>
          <table:table-cell table:number-columns-repeated="2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009751" calcext:value-type="float">
            <text:p>2.009751</text:p>
          </table:table-cell>
          <table:table-cell office:value-type="float" office:value="0.776905" calcext:value-type="float">
            <text:p>0.776905</text:p>
          </table:table-cell>
          <table:table-cell table:number-columns-repeated="4"/>
          <table:table-cell office:value-type="float" office:value="65536" calcext:value-type="float">
            <text:p>65536</text:p>
          </table:table-cell>
          <table:table-cell/>
          <table:table-cell office:value-type="float" office:value="1.804031" calcext:value-type="float">
            <text:p>1.804031</text:p>
          </table:table-cell>
          <table:table-cell office:value-type="float" office:value="0.019965" calcext:value-type="float">
            <text:p>0.019965</text:p>
          </table:table-cell>
          <table:table-cell table:number-columns-repeated="2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014892" calcext:value-type="float">
            <text:p>2.014892</text:p>
          </table:table-cell>
          <table:table-cell office:value-type="float" office:value="-0.255816" calcext:value-type="float">
            <text:p>-0.255816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634342" calcext:value-type="float">
            <text:p>0.634342</text:p>
          </table:table-cell>
          <table:table-cell office:value-type="float" office:value="64.837523" calcext:value-type="float">
            <text:p>64.837523</text:p>
          </table:table-cell>
          <table:table-cell table:number-columns-repeated="2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020899" calcext:value-type="float">
            <text:p>2.020899</text:p>
          </table:table-cell>
          <table:table-cell office:value-type="float" office:value="-0.298128" calcext:value-type="float">
            <text:p>-0.298128</text:p>
          </table:table-cell>
          <table:table-cell table:number-columns-repeated="4"/>
          <table:table-cell office:value-type="float" office:value="16384" calcext:value-type="float">
            <text:p>16384</text:p>
          </table:table-cell>
          <table:table-cell/>
          <table:table-cell office:value-type="float" office:value="0.626616" calcext:value-type="float">
            <text:p>0.626616</text:p>
          </table:table-cell>
          <table:table-cell office:value-type="float" office:value="1.217948" calcext:value-type="float">
            <text:p>1.217948</text:p>
          </table:table-cell>
          <table:table-cell table:number-columns-repeated="2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989338" calcext:value-type="float">
            <text:p>1.989338</text:p>
          </table:table-cell>
          <table:table-cell office:value-type="float" office:value="1.561737" calcext:value-type="float">
            <text:p>1.561737</text:p>
          </table:table-cell>
          <table:table-cell table:number-columns-repeated="4"/>
          <table:table-cell office:value-type="float" office:value="8192" calcext:value-type="float">
            <text:p>8192</text:p>
          </table:table-cell>
          <table:table-cell/>
          <table:table-cell office:value-type="float" office:value="0.632384" calcext:value-type="float">
            <text:p>0.632384</text:p>
          </table:table-cell>
          <table:table-cell office:value-type="float" office:value="-0.92051" calcext:value-type="float">
            <text:p>-0.92051</text:p>
          </table:table-cell>
          <table:table-cell table:number-columns-repeated="2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975196" calcext:value-type="float">
            <text:p>1.975196</text:p>
          </table:table-cell>
          <table:table-cell office:value-type="float" office:value="0.71088" calcext:value-type="float">
            <text:p>0.71088</text:p>
          </table:table-cell>
          <table:table-cell table:number-columns-repeated="4"/>
          <table:table-cell office:value-type="float" office:value="4096" calcext:value-type="float">
            <text:p>4096</text:p>
          </table:table-cell>
          <table:table-cell/>
          <table:table-cell office:value-type="float" office:value="0.715595" calcext:value-type="float">
            <text:p>0.715595</text:p>
          </table:table-cell>
          <table:table-cell office:value-type="float" office:value="-13.158293" calcext:value-type="float">
            <text:p>-13.158293</text:p>
          </table:table-cell>
          <table:table-cell table:number-columns-repeated="2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929551" calcext:value-type="float">
            <text:p>1.929551</text:p>
          </table:table-cell>
          <table:table-cell office:value-type="float" office:value="2.31091" calcext:value-type="float">
            <text:p>2.31091</text:p>
          </table:table-cell>
          <table:table-cell table:number-columns-repeated="10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906248" calcext:value-type="float">
            <text:p>1.906248</text:p>
          </table:table-cell>
          <table:table-cell office:value-type="float" office:value="1.207692" calcext:value-type="float">
            <text:p>1.207692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904462" calcext:value-type="float">
            <text:p>1.904462</text:p>
          </table:table-cell>
          <table:table-cell office:value-type="float" office:value="0.093704" calcext:value-type="float">
            <text:p>0.093704</text:p>
          </table:table-cell>
          <table:table-cell table:number-columns-repeated="10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4.78502" calcext:value-type="float">
            <text:p>14.78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evel 1: 16K</text:p>
          </table:table-cell>
          <table:table-cell table:number-columns-repeated="8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4.783349" calcext:value-type="float">
            <text:p>14.783349</text:p>
          </table:table-cell>
          <table:table-cell office:value-type="float" office:value="0.011301" calcext:value-type="float">
            <text:p>0.011301</text:p>
          </table:table-cell>
          <table:table-cell/>
          <table:table-cell office:value-type="string" calcext:value-type="string">
            <text:p>Level 2: 2048K</text:p>
          </table:table-cell>
          <table:table-cell table:number-columns-repeated="8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4.77608" calcext:value-type="float">
            <text:p>14.77608</text:p>
          </table:table-cell>
          <table:table-cell office:value-type="float" office:value="0.04917" calcext:value-type="float">
            <text:p>0.04917</text:p>
          </table:table-cell>
          <table:table-cell table:number-columns-repeated="10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4.750829" calcext:value-type="float">
            <text:p>14.750829</text:p>
          </table:table-cell>
          <table:table-cell office:value-type="float" office:value="0.17089" calcext:value-type="float">
            <text:p>0.17089</text:p>
          </table:table-cell>
          <table:table-cell table:number-columns-repeated="10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4.685927" calcext:value-type="float">
            <text:p>14.685927</text:p>
          </table:table-cell>
          <table:table-cell office:value-type="float" office:value="0.439991" calcext:value-type="float">
            <text:p>0.439991</text:p>
          </table:table-cell>
          <table:table-cell table:number-columns-repeated="10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4.644345" calcext:value-type="float">
            <text:p>14.644345</text:p>
          </table:table-cell>
          <table:table-cell office:value-type="float" office:value="0.283141" calcext:value-type="float">
            <text:p>0.283141</text:p>
          </table:table-cell>
          <table:table-cell table:number-columns-repeated="10"/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4.717846" calcext:value-type="float">
            <text:p>14.717846</text:p>
          </table:table-cell>
          <table:table-cell office:value-type="float" office:value="-0.501906" calcext:value-type="float">
            <text:p>-0.501906</text:p>
          </table:table-cell>
          <table:table-cell table:number-columns-repeated="10"/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4.642622" calcext:value-type="float">
            <text:p>14.642622</text:p>
          </table:table-cell>
          <table:table-cell office:value-type="float" office:value="0.511107" calcext:value-type="float">
            <text:p>0.511107</text:p>
          </table:table-cell>
          <table:table-cell table:number-columns-repeated="10"/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14.471408" calcext:value-type="float">
            <text:p>14.471408</text:p>
          </table:table-cell>
          <table:table-cell office:value-type="float" office:value="1.169284" calcext:value-type="float">
            <text:p>1.169284</text:p>
          </table:table-cell>
          <table:table-cell table:number-columns-repeated="10"/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12.677365" calcext:value-type="float">
            <text:p>12.677365</text:p>
          </table:table-cell>
          <table:table-cell office:value-type="float" office:value="12.397156" calcext:value-type="float">
            <text:p>12.397156</text:p>
          </table:table-cell>
          <table:table-cell table:number-columns-repeated="10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543678" calcext:value-type="float">
            <text:p>8.543678</text:p>
          </table:table-cell>
          <table:table-cell office:value-type="float" office:value="32.606833" calcext:value-type="float">
            <text:p>32.606833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Is it a cache 2097152.000000</text:p>
          </table:table-cell>
          <table:table-cell table:number-columns-repeated="13"/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2.496368" calcext:value-type="float">
            <text:p>2.496368</text:p>
          </table:table-cell>
          <table:table-cell office:value-type="float" office:value="70.781106" calcext:value-type="float">
            <text:p>70.781106</text:p>
          </table:table-cell>
          <table:table-cell table:number-columns-repeated="10"/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2.144305" calcext:value-type="float">
            <text:p>2.144305</text:p>
          </table:table-cell>
          <table:table-cell office:value-type="float" office:value="14.103015" calcext:value-type="float">
            <text:p>14.103015</text:p>
          </table:table-cell>
          <table:table-cell table:number-columns-repeated="10"/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2.145445" calcext:value-type="float">
            <text:p>2.145445</text:p>
          </table:table-cell>
          <table:table-cell office:value-type="float" office:value="-0.053158" calcext:value-type="float">
            <text:p>-0.053158</text:p>
          </table:table-cell>
          <table:table-cell table:number-columns-repeated="10"/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2.0249" calcext:value-type="float">
            <text:p>2.0249</text:p>
          </table:table-cell>
          <table:table-cell office:value-type="float" office:value="5.618633" calcext:value-type="float">
            <text:p>5.618633</text:p>
          </table:table-cell>
          <table:table-cell table:number-columns-repeated="10"/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2.079978" calcext:value-type="float">
            <text:p>2.079978</text:p>
          </table:table-cell>
          <table:table-cell office:value-type="float" office:value="-2.720025" calcext:value-type="float">
            <text:p>-2.720025</text:p>
          </table:table-cell>
          <table:table-cell table:number-columns-repeated="10"/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957035" calcext:value-type="float">
            <text:p>1.957035</text:p>
          </table:table-cell>
          <table:table-cell office:value-type="float" office:value="5.91078" calcext:value-type="float">
            <text:p>5.91078</text:p>
          </table:table-cell>
          <table:table-cell table:number-columns-repeated="10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2.017089" calcext:value-type="float">
            <text:p>2.017089</text:p>
          </table:table-cell>
          <table:table-cell office:value-type="float" office:value="-3.068613" calcext:value-type="float">
            <text:p>-3.068613</text:p>
          </table:table-cell>
          <table:table-cell table:number-columns-repeated="10"/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968782" calcext:value-type="float">
            <text:p>1.968782</text:p>
          </table:table-cell>
          <table:table-cell office:value-type="float" office:value="2.394884" calcext:value-type="float">
            <text:p>2.394884</text:p>
          </table:table-cell>
          <table:table-cell table:number-columns-repeated="10"/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2.0053" calcext:value-type="float">
            <text:p>2.0053</text:p>
          </table:table-cell>
          <table:table-cell office:value-type="float" office:value="-1.854857" calcext:value-type="float">
            <text:p>-1.854857</text:p>
          </table:table-cell>
          <table:table-cell table:number-columns-repeated="10"/>
        </table:table-row>
      </table:table>
      <table:table table:name="TwentySec" table:style-name="ta1">
        <table:table-column table:style-name="co1" table:number-columns-repeated="14" table:default-cell-style-name="Default"/>
        <table:table-row table:style-name="ro3">
          <table:table-cell office:value-type="float" office:value="67108864" calcext:value-type="float">
            <text:p>67108864</text:p>
          </table:table-cell>
          <table:table-cell/>
          <table:table-cell office:value-type="float" office:value="19.111996" calcext:value-type="float">
            <text:p>19.1119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108864" calcext:value-type="float">
            <text:p>67108864</text:p>
          </table:table-cell>
          <table:table-cell/>
          <table:table-cell office:value-type="float" office:value="19.144062" calcext:value-type="float">
            <text:p>19.144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7108864" calcext:value-type="float">
            <text:p>67108864</text:p>
          </table:table-cell>
          <table:table-cell/>
          <table:table-cell office:value-type="float" office:value="19.374949" calcext:value-type="float">
            <text:p>19.374949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50331648" calcext:value-type="float">
            <text:p>50331648</text:p>
          </table:table-cell>
          <table:table-cell/>
          <table:table-cell office:value-type="float" office:value="19.471581" calcext:value-type="float">
            <text:p>19.471581</text:p>
          </table:table-cell>
          <table:table-cell office:value-type="float" office:value="-1.881463" calcext:value-type="float">
            <text:p>-1.881463</text:p>
          </table:table-cell>
          <table:table-cell/>
          <table:table-cell office:value-type="float" office:value="50331648" calcext:value-type="float">
            <text:p>50331648</text:p>
          </table:table-cell>
          <table:table-cell/>
          <table:table-cell office:value-type="float" office:value="18.535617" calcext:value-type="float">
            <text:p>18.535617</text:p>
          </table:table-cell>
          <table:table-cell office:value-type="float" office:value="3.178242" calcext:value-type="float">
            <text:p>3.178242</text:p>
          </table:table-cell>
          <table:table-cell/>
          <table:table-cell office:value-type="float" office:value="50331648" calcext:value-type="float">
            <text:p>50331648</text:p>
          </table:table-cell>
          <table:table-cell/>
          <table:table-cell office:value-type="float" office:value="18.468182" calcext:value-type="float">
            <text:p>18.468182</text:p>
          </table:table-cell>
          <table:table-cell office:value-type="float" office:value="4.6801" calcext:value-type="float">
            <text:p>4.6801</text:p>
          </table:table-cell>
        </table:table-row>
        <table:table-row table:style-name="ro3">
          <table:table-cell office:value-type="float" office:value="33554432" calcext:value-type="float">
            <text:p>33554432</text:p>
          </table:table-cell>
          <table:table-cell/>
          <table:table-cell office:value-type="float" office:value="19.369413" calcext:value-type="float">
            <text:p>19.369413</text:p>
          </table:table-cell>
          <table:table-cell office:value-type="float" office:value="0.524702" calcext:value-type="float">
            <text:p>0.524702</text:p>
          </table:table-cell>
          <table:table-cell/>
          <table:table-cell office:value-type="float" office:value="33554432" calcext:value-type="float">
            <text:p>33554432</text:p>
          </table:table-cell>
          <table:table-cell/>
          <table:table-cell office:value-type="float" office:value="18.557886" calcext:value-type="float">
            <text:p>18.557886</text:p>
          </table:table-cell>
          <table:table-cell office:value-type="float" office:value="-0.120142" calcext:value-type="float">
            <text:p>-0.120142</text:p>
          </table:table-cell>
          <table:table-cell/>
          <table:table-cell office:value-type="float" office:value="33554432" calcext:value-type="float">
            <text:p>33554432</text:p>
          </table:table-cell>
          <table:table-cell/>
          <table:table-cell office:value-type="float" office:value="18.476892" calcext:value-type="float">
            <text:p>18.476892</text:p>
          </table:table-cell>
          <table:table-cell office:value-type="float" office:value="-0.047162" calcext:value-type="float">
            <text:p>-0.047162</text:p>
          </table:table-cell>
        </table:table-row>
        <table:table-row table:style-name="ro3">
          <table:table-cell office:value-type="float" office:value="25165824" calcext:value-type="float">
            <text:p>25165824</text:p>
          </table:table-cell>
          <table:table-cell/>
          <table:table-cell office:value-type="float" office:value="19.177056" calcext:value-type="float">
            <text:p>19.177056</text:p>
          </table:table-cell>
          <table:table-cell office:value-type="float" office:value="0.993098" calcext:value-type="float">
            <text:p>0.993098</text:p>
          </table:table-cell>
          <table:table-cell/>
          <table:table-cell office:value-type="float" office:value="25165824" calcext:value-type="float">
            <text:p>25165824</text:p>
          </table:table-cell>
          <table:table-cell/>
          <table:table-cell office:value-type="float" office:value="18.578665" calcext:value-type="float">
            <text:p>18.578665</text:p>
          </table:table-cell>
          <table:table-cell office:value-type="float" office:value="-0.111968" calcext:value-type="float">
            <text:p>-0.111968</text:p>
          </table:table-cell>
          <table:table-cell/>
          <table:table-cell office:value-type="float" office:value="25165824" calcext:value-type="float">
            <text:p>25165824</text:p>
          </table:table-cell>
          <table:table-cell/>
          <table:table-cell office:value-type="float" office:value="18.481518" calcext:value-type="float">
            <text:p>18.481518</text:p>
          </table:table-cell>
          <table:table-cell office:value-type="float" office:value="-0.025037" calcext:value-type="float">
            <text:p>-0.025037</text:p>
          </table:table-cell>
        </table:table-row>
        <table:table-row table:style-name="ro3">
          <table:table-cell office:value-type="float" office:value="16777216" calcext:value-type="float">
            <text:p>16777216</text:p>
          </table:table-cell>
          <table:table-cell/>
          <table:table-cell office:value-type="float" office:value="18.988225" calcext:value-type="float">
            <text:p>18.988225</text:p>
          </table:table-cell>
          <table:table-cell office:value-type="float" office:value="0.984671" calcext:value-type="float">
            <text:p>0.984671</text:p>
          </table:table-cell>
          <table:table-cell/>
          <table:table-cell office:value-type="float" office:value="16777216" calcext:value-type="float">
            <text:p>16777216</text:p>
          </table:table-cell>
          <table:table-cell/>
          <table:table-cell office:value-type="float" office:value="18.571658" calcext:value-type="float">
            <text:p>18.571658</text:p>
          </table:table-cell>
          <table:table-cell office:value-type="float" office:value="0.037715" calcext:value-type="float">
            <text:p>0.037715</text:p>
          </table:table-cell>
          <table:table-cell/>
          <table:table-cell office:value-type="float" office:value="16777216" calcext:value-type="float">
            <text:p>16777216</text:p>
          </table:table-cell>
          <table:table-cell/>
          <table:table-cell office:value-type="float" office:value="18.263989" calcext:value-type="float">
            <text:p>18.263989</text:p>
          </table:table-cell>
          <table:table-cell office:value-type="float" office:value="1.177008" calcext:value-type="float">
            <text:p>1.177008</text:p>
          </table:table-cell>
        </table:table-row>
        <table:table-row table:style-name="ro3">
          <table:table-cell office:value-type="float" office:value="12582912" calcext:value-type="float">
            <text:p>12582912</text:p>
          </table:table-cell>
          <table:table-cell/>
          <table:table-cell office:value-type="float" office:value="19.215746" calcext:value-type="float">
            <text:p>19.215746</text:p>
          </table:table-cell>
          <table:table-cell office:value-type="float" office:value="-1.198221" calcext:value-type="float">
            <text:p>-1.198221</text:p>
          </table:table-cell>
          <table:table-cell/>
          <table:table-cell office:value-type="float" office:value="12582912" calcext:value-type="float">
            <text:p>12582912</text:p>
          </table:table-cell>
          <table:table-cell/>
          <table:table-cell office:value-type="float" office:value="18.548219" calcext:value-type="float">
            <text:p>18.548219</text:p>
          </table:table-cell>
          <table:table-cell office:value-type="float" office:value="0.126209" calcext:value-type="float">
            <text:p>0.126209</text:p>
          </table:table-cell>
          <table:table-cell/>
          <table:table-cell office:value-type="float" office:value="12582912" calcext:value-type="float">
            <text:p>12582912</text:p>
          </table:table-cell>
          <table:table-cell/>
          <table:table-cell office:value-type="float" office:value="17.829173" calcext:value-type="float">
            <text:p>17.829173</text:p>
          </table:table-cell>
          <table:table-cell office:value-type="float" office:value="2.380729" calcext:value-type="float">
            <text:p>2.380729</text:p>
          </table:table-cell>
        </table:table-row>
        <table:table-row table:style-name="ro3">
          <table:table-cell office:value-type="float" office:value="8388608" calcext:value-type="float">
            <text:p>8388608</text:p>
          </table:table-cell>
          <table:table-cell/>
          <table:table-cell office:value-type="float" office:value="17.997092" calcext:value-type="float">
            <text:p>17.997092</text:p>
          </table:table-cell>
          <table:table-cell office:value-type="float" office:value="6.341955" calcext:value-type="float">
            <text:p>6.341955</text:p>
          </table:table-cell>
          <table:table-cell/>
          <table:table-cell office:value-type="float" office:value="8388608" calcext:value-type="float">
            <text:p>8388608</text:p>
          </table:table-cell>
          <table:table-cell/>
          <table:table-cell office:value-type="float" office:value="17.589214" calcext:value-type="float">
            <text:p>17.589214</text:p>
          </table:table-cell>
          <table:table-cell office:value-type="float" office:value="5.170334" calcext:value-type="float">
            <text:p>5.170334</text:p>
          </table:table-cell>
          <table:table-cell/>
          <table:table-cell office:value-type="float" office:value="8388608" calcext:value-type="float">
            <text:p>8388608</text:p>
          </table:table-cell>
          <table:table-cell/>
          <table:table-cell office:value-type="float" office:value="17.062383" calcext:value-type="float">
            <text:p>17.062383</text:p>
          </table:table-cell>
          <table:table-cell office:value-type="float" office:value="4.30076" calcext:value-type="float">
            <text:p>4.30076</text:p>
          </table:table-cell>
        </table:table-row>
        <table:table-row table:style-name="ro3">
          <table:table-cell office:value-type="float" office:value="6291456" calcext:value-type="float">
            <text:p>6291456</text:p>
          </table:table-cell>
          <table:table-cell/>
          <table:table-cell office:value-type="float" office:value="12.972454" calcext:value-type="float">
            <text:p>12.972454</text:p>
          </table:table-cell>
          <table:table-cell office:value-type="float" office:value="27.919166" calcext:value-type="float">
            <text:p>27.919166</text:p>
          </table:table-cell>
          <table:table-cell/>
          <table:table-cell office:value-type="float" office:value="6291456" calcext:value-type="float">
            <text:p>6291456</text:p>
          </table:table-cell>
          <table:table-cell/>
          <table:table-cell office:value-type="float" office:value="12.244084" calcext:value-type="float">
            <text:p>12.244084</text:p>
          </table:table-cell>
          <table:table-cell office:value-type="float" office:value="30.38868" calcext:value-type="float">
            <text:p>30.38868</text:p>
          </table:table-cell>
          <table:table-cell/>
          <table:table-cell office:value-type="float" office:value="6291456" calcext:value-type="float">
            <text:p>6291456</text:p>
          </table:table-cell>
          <table:table-cell/>
          <table:table-cell office:value-type="float" office:value="18.144343" calcext:value-type="float">
            <text:p>18.144343</text:p>
          </table:table-cell>
          <table:table-cell office:value-type="float" office:value="-6.341201" calcext:value-type="float">
            <text:p>-6.341201</text:p>
          </table:table-cell>
        </table:table-row>
        <table:table-row table:style-name="ro3">
          <table:table-cell office:value-type="string" calcext:value-type="string">
            <text:p>Is it a cache 6291456.000000</text:p>
          </table:table-cell>
          <table:table-cell table:number-columns-repeated="4"/>
          <table:table-cell office:value-type="string" calcext:value-type="string">
            <text:p>Is it a cache 6291456.000000</text:p>
          </table:table-cell>
          <table:table-cell table:number-columns-repeated="4"/>
          <table:table-cell office:value-type="float" office:value="4194304" calcext:value-type="float">
            <text:p>4194304</text:p>
          </table:table-cell>
          <table:table-cell/>
          <table:table-cell office:value-type="float" office:value="16.215658" calcext:value-type="float">
            <text:p>16.215658</text:p>
          </table:table-cell>
          <table:table-cell office:value-type="float" office:value="10.629677" calcext:value-type="float">
            <text:p>10.629677</text:p>
          </table:table-cell>
        </table:table-row>
        <table:table-row table:style-name="ro3">
          <table:table-cell office:value-type="float" office:value="4194304" calcext:value-type="float">
            <text:p>4194304</text:p>
          </table:table-cell>
          <table:table-cell/>
          <table:table-cell office:value-type="float" office:value="8.864344" calcext:value-type="float">
            <text:p>8.864344</text:p>
          </table:table-cell>
          <table:table-cell office:value-type="float" office:value="31.667948" calcext:value-type="float">
            <text:p>31.667948</text:p>
          </table:table-cell>
          <table:table-cell/>
          <table:table-cell office:value-type="float" office:value="4194304" calcext:value-type="float">
            <text:p>4194304</text:p>
          </table:table-cell>
          <table:table-cell/>
          <table:table-cell office:value-type="float" office:value="3.751923" calcext:value-type="float">
            <text:p>3.751923</text:p>
          </table:table-cell>
          <table:table-cell office:value-type="float" office:value="69.35726" calcext:value-type="float">
            <text:p>69.35726</text:p>
          </table:table-cell>
          <table:table-cell/>
          <table:table-cell office:value-type="float" office:value="3145728" calcext:value-type="float">
            <text:p>3145728</text:p>
          </table:table-cell>
          <table:table-cell/>
          <table:table-cell office:value-type="float" office:value="11.931096" calcext:value-type="float">
            <text:p>11.931096</text:p>
          </table:table-cell>
          <table:table-cell office:value-type="float" office:value="26.422375" calcext:value-type="float">
            <text:p>26.422375</text:p>
          </table:table-cell>
        </table:table-row>
        <table:table-row table:style-name="ro3">
          <table:table-cell office:value-type="float" office:value="3145728" calcext:value-type="float">
            <text:p>3145728</text:p>
          </table:table-cell>
          <table:table-cell/>
          <table:table-cell office:value-type="float" office:value="8.733466" calcext:value-type="float">
            <text:p>8.733466</text:p>
          </table:table-cell>
          <table:table-cell office:value-type="float" office:value="1.476457" calcext:value-type="float">
            <text:p>1.476457</text:p>
          </table:table-cell>
          <table:table-cell/>
          <table:table-cell office:value-type="float" office:value="3145728" calcext:value-type="float">
            <text:p>3145728</text:p>
          </table:table-cell>
          <table:table-cell/>
          <table:table-cell office:value-type="float" office:value="3.211793" calcext:value-type="float">
            <text:p>3.211793</text:p>
          </table:table-cell>
          <table:table-cell office:value-type="float" office:value="14.396082" calcext:value-type="float">
            <text:p>14.396082</text:p>
          </table:table-cell>
          <table:table-cell/>
          <table:table-cell office:value-type="string" calcext:value-type="string">
            <text:p>Is it a cache 3145728.000000</text:p>
          </table:table-cell>
          <table:table-cell table:number-columns-repeated="3"/>
        </table:table-row>
        <table:table-row table:style-name="ro3">
          <table:table-cell office:value-type="float" office:value="2097152" calcext:value-type="float">
            <text:p>2097152</text:p>
          </table:table-cell>
          <table:table-cell/>
          <table:table-cell office:value-type="float" office:value="8.721552" calcext:value-type="float">
            <text:p>8.721552</text:p>
          </table:table-cell>
          <table:table-cell office:value-type="float" office:value="0.136418" calcext:value-type="float">
            <text:p>0.136418</text:p>
          </table:table-cell>
          <table:table-cell/>
          <table:table-cell office:value-type="float" office:value="2097152" calcext:value-type="float">
            <text:p>2097152</text:p>
          </table:table-cell>
          <table:table-cell/>
          <table:table-cell office:value-type="float" office:value="2.9302" calcext:value-type="float">
            <text:p>2.9302</text:p>
          </table:table-cell>
          <table:table-cell office:value-type="float" office:value="8.767473" calcext:value-type="float">
            <text:p>8.767473</text:p>
          </table:table-cell>
          <table:table-cell/>
          <table:table-cell office:value-type="float" office:value="2097152" calcext:value-type="float">
            <text:p>2097152</text:p>
          </table:table-cell>
          <table:table-cell/>
          <table:table-cell office:value-type="float" office:value="9.211566" calcext:value-type="float">
            <text:p>9.211566</text:p>
          </table:table-cell>
          <table:table-cell office:value-type="float" office:value="22.793631" calcext:value-type="float">
            <text:p>22.793631</text:p>
          </table:table-cell>
        </table:table-row>
        <table:table-row table:style-name="ro3">
          <table:table-cell office:value-type="float" office:value="1048576" calcext:value-type="float">
            <text:p>1048576</text:p>
          </table:table-cell>
          <table:table-cell/>
          <table:table-cell office:value-type="float" office:value="8.674022" calcext:value-type="float">
            <text:p>8.674022</text:p>
          </table:table-cell>
          <table:table-cell office:value-type="float" office:value="0.544971" calcext:value-type="float">
            <text:p>0.544971</text:p>
          </table:table-cell>
          <table:table-cell/>
          <table:table-cell office:value-type="float" office:value="1048576" calcext:value-type="float">
            <text:p>1048576</text:p>
          </table:table-cell>
          <table:table-cell/>
          <table:table-cell office:value-type="float" office:value="2.731034" calcext:value-type="float">
            <text:p>2.731034</text:p>
          </table:table-cell>
          <table:table-cell office:value-type="float" office:value="6.797005" calcext:value-type="float">
            <text:p>6.797005</text:p>
          </table:table-cell>
          <table:table-cell/>
          <table:table-cell office:value-type="float" office:value="1048576" calcext:value-type="float">
            <text:p>1048576</text:p>
          </table:table-cell>
          <table:table-cell/>
          <table:table-cell office:value-type="float" office:value="8.550786" calcext:value-type="float">
            <text:p>8.550786</text:p>
          </table:table-cell>
          <table:table-cell office:value-type="float" office:value="7.173373" calcext:value-type="float">
            <text:p>7.173373</text:p>
          </table:table-cell>
        </table:table-row>
        <table:table-row table:style-name="ro3">
          <table:table-cell office:value-type="float" office:value="524288" calcext:value-type="float">
            <text:p>524288</text:p>
          </table:table-cell>
          <table:table-cell/>
          <table:table-cell office:value-type="float" office:value="7.372456" calcext:value-type="float">
            <text:p>7.372456</text:p>
          </table:table-cell>
          <table:table-cell office:value-type="float" office:value="15.005336" calcext:value-type="float">
            <text:p>15.005336</text:p>
          </table:table-cell>
          <table:table-cell/>
          <table:table-cell office:value-type="float" office:value="524288" calcext:value-type="float">
            <text:p>524288</text:p>
          </table:table-cell>
          <table:table-cell/>
          <table:table-cell office:value-type="float" office:value="2.672888" calcext:value-type="float">
            <text:p>2.672888</text:p>
          </table:table-cell>
          <table:table-cell office:value-type="float" office:value="2.129084" calcext:value-type="float">
            <text:p>2.129084</text:p>
          </table:table-cell>
          <table:table-cell/>
          <table:table-cell office:value-type="float" office:value="524288" calcext:value-type="float">
            <text:p>524288</text:p>
          </table:table-cell>
          <table:table-cell/>
          <table:table-cell office:value-type="float" office:value="8.317912" calcext:value-type="float">
            <text:p>8.317912</text:p>
          </table:table-cell>
          <table:table-cell office:value-type="float" office:value="2.723422" calcext:value-type="float">
            <text:p>2.723422</text:p>
          </table:table-cell>
        </table:table-row>
        <table:table-row table:style-name="ro3">
          <table:table-cell office:value-type="float" office:value="262144" calcext:value-type="float">
            <text:p>262144</text:p>
          </table:table-cell>
          <table:table-cell/>
          <table:table-cell office:value-type="float" office:value="6.173479" calcext:value-type="float">
            <text:p>6.173479</text:p>
          </table:table-cell>
          <table:table-cell office:value-type="float" office:value="16.262922" calcext:value-type="float">
            <text:p>16.262922</text:p>
          </table:table-cell>
          <table:table-cell/>
          <table:table-cell office:value-type="float" office:value="262144" calcext:value-type="float">
            <text:p>262144</text:p>
          </table:table-cell>
          <table:table-cell/>
          <table:table-cell office:value-type="float" office:value="2.662434" calcext:value-type="float">
            <text:p>2.662434</text:p>
          </table:table-cell>
          <table:table-cell office:value-type="float" office:value="0.391119" calcext:value-type="float">
            <text:p>0.391119</text:p>
          </table:table-cell>
          <table:table-cell/>
          <table:table-cell office:value-type="float" office:value="262144" calcext:value-type="float">
            <text:p>262144</text:p>
          </table:table-cell>
          <table:table-cell/>
          <table:table-cell office:value-type="float" office:value="6.688729" calcext:value-type="float">
            <text:p>6.688729</text:p>
          </table:table-cell>
          <table:table-cell office:value-type="float" office:value="19.586442" calcext:value-type="float">
            <text:p>19.586442</text:p>
          </table:table-cell>
        </table:table-row>
        <table:table-row table:style-name="ro3">
          <table:table-cell office:value-type="float" office:value="131072" calcext:value-type="float">
            <text:p>131072</text:p>
          </table:table-cell>
          <table:table-cell/>
          <table:table-cell office:value-type="float" office:value="6.532358" calcext:value-type="float">
            <text:p>6.532358</text:p>
          </table:table-cell>
          <table:table-cell office:value-type="float" office:value="-5.813239" calcext:value-type="float">
            <text:p>-5.813239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2.65572" calcext:value-type="float">
            <text:p>2.65572</text:p>
          </table:table-cell>
          <table:table-cell office:value-type="float" office:value="0.25217" calcext:value-type="float">
            <text:p>0.25217</text:p>
          </table:table-cell>
          <table:table-cell/>
          <table:table-cell office:value-type="float" office:value="131072" calcext:value-type="float">
            <text:p>131072</text:p>
          </table:table-cell>
          <table:table-cell/>
          <table:table-cell office:value-type="float" office:value="6.409719" calcext:value-type="float">
            <text:p>6.409719</text:p>
          </table:table-cell>
          <table:table-cell office:value-type="float" office:value="4.171346" calcext:value-type="float">
            <text:p>4.171346</text:p>
          </table:table-cell>
        </table:table-row>
        <table:table-row table:style-name="ro3">
          <table:table-cell office:value-type="float" office:value="65536" calcext:value-type="float">
            <text:p>65536</text:p>
          </table:table-cell>
          <table:table-cell/>
          <table:table-cell office:value-type="float" office:value="1.406296" calcext:value-type="float">
            <text:p>1.406296</text:p>
          </table:table-cell>
          <table:table-cell office:value-type="float" office:value="78.471848" calcext:value-type="float">
            <text:p>78.471848</text:p>
          </table:table-cell>
          <table:table-cell/>
          <table:table-cell office:value-type="float" office:value="65536" calcext:value-type="float">
            <text:p>65536</text:p>
          </table:table-cell>
          <table:table-cell/>
          <table:table-cell office:value-type="float" office:value="2.653598" calcext:value-type="float">
            <text:p>2.653598</text:p>
          </table:table-cell>
          <table:table-cell office:value-type="float" office:value="0.0799" calcext:value-type="float">
            <text:p>0.0799</text:p>
          </table:table-cell>
          <table:table-cell/>
          <table:table-cell office:value-type="float" office:value="65536" calcext:value-type="float">
            <text:p>65536</text:p>
          </table:table-cell>
          <table:table-cell/>
          <table:table-cell office:value-type="float" office:value="6.202998" calcext:value-type="float">
            <text:p>6.202998</text:p>
          </table:table-cell>
          <table:table-cell office:value-type="float" office:value="3.225118" calcext:value-type="float">
            <text:p>3.225118</text:p>
          </table:table-cell>
        </table:table-row>
        <table:table-row table:style-name="ro3">
          <table:table-cell office:value-type="string" calcext:value-type="string">
            <text:p>Is it a cache 65536.000000</text:p>
          </table:table-cell>
          <table:table-cell table:number-columns-repeated="4"/>
          <table:table-cell office:value-type="float" office:value="32768" calcext:value-type="float">
            <text:p>32768</text:p>
          </table:table-cell>
          <table:table-cell/>
          <table:table-cell office:value-type="float" office:value="0.969865" calcext:value-type="float">
            <text:p>0.969865</text:p>
          </table:table-cell>
          <table:table-cell office:value-type="float" office:value="63.450943" calcext:value-type="float">
            <text:p>63.450943</text:p>
          </table:table-cell>
          <table:table-cell/>
          <table:table-cell office:value-type="float" office:value="32768" calcext:value-type="float">
            <text:p>32768</text:p>
          </table:table-cell>
          <table:table-cell/>
          <table:table-cell office:value-type="float" office:value="2.057168" calcext:value-type="float">
            <text:p>2.057168</text:p>
          </table:table-cell>
          <table:table-cell office:value-type="float" office:value="66.835907" calcext:value-type="float">
            <text:p>66.835907</text:p>
          </table:table-cell>
        </table:table-row>
        <table:table-row table:style-name="ro3">
          <table:table-cell office:value-type="float" office:value="32768" calcext:value-type="float">
            <text:p>32768</text:p>
          </table:table-cell>
          <table:table-cell/>
          <table:table-cell office:value-type="float" office:value="1.394261" calcext:value-type="float">
            <text:p>1.394261</text:p>
          </table:table-cell>
          <table:table-cell office:value-type="float" office:value="0.855804" calcext:value-type="float">
            <text:p>0.855804</text:p>
          </table:table-cell>
          <table:table-cell/>
          <table:table-cell office:value-type="string" calcext:value-type="string">
            <text:p>Is it a cache 32768.000000</text:p>
          </table:table-cell>
          <table:table-cell table:number-columns-repeated="4"/>
          <table:table-cell office:value-type="string" calcext:value-type="string">
            <text:p>Is it a cache 32768.000000</text:p>
          </table:table-cell>
          <table:table-cell table:number-columns-repeated="3"/>
        </table:table-row>
        <table:table-row table:style-name="ro3">
          <table:table-cell office:value-type="float" office:value="16384" calcext:value-type="float">
            <text:p>16384</text:p>
          </table:table-cell>
          <table:table-cell/>
          <table:table-cell office:value-type="float" office:value="1.413951" calcext:value-type="float">
            <text:p>1.413951</text:p>
          </table:table-cell>
          <table:table-cell office:value-type="float" office:value="-1.412238" calcext:value-type="float">
            <text:p>-1.412238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0.944635" calcext:value-type="float">
            <text:p>0.944635</text:p>
          </table:table-cell>
          <table:table-cell office:value-type="float" office:value="2.601386" calcext:value-type="float">
            <text:p>2.601386</text:p>
          </table:table-cell>
          <table:table-cell/>
          <table:table-cell office:value-type="float" office:value="16384" calcext:value-type="float">
            <text:p>16384</text:p>
          </table:table-cell>
          <table:table-cell/>
          <table:table-cell office:value-type="float" office:value="2.094354" calcext:value-type="float">
            <text:p>2.094354</text:p>
          </table:table-cell>
          <table:table-cell office:value-type="float" office:value="-1.807631" calcext:value-type="float">
            <text:p>-1.807631</text:p>
          </table:table-cell>
        </table:table-row>
        <table:table-row table:style-name="ro3">
          <table:table-cell office:value-type="float" office:value="8192" calcext:value-type="float">
            <text:p>8192</text:p>
          </table:table-cell>
          <table:table-cell/>
          <table:table-cell office:value-type="float" office:value="1.448008" calcext:value-type="float">
            <text:p>1.448008</text:p>
          </table:table-cell>
          <table:table-cell office:value-type="float" office:value="-2.408634" calcext:value-type="float">
            <text:p>-2.408634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0.954184" calcext:value-type="float">
            <text:p>0.954184</text:p>
          </table:table-cell>
          <table:table-cell office:value-type="float" office:value="-1.010856" calcext:value-type="float">
            <text:p>-1.010856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2.237057" calcext:value-type="float">
            <text:p>2.237057</text:p>
          </table:table-cell>
          <table:table-cell office:value-type="float" office:value="-6.8137" calcext:value-type="float">
            <text:p>-6.8137</text:p>
          </table:table-cell>
        </table:table-row>
        <table:table-row table:style-name="ro3">
          <table:table-cell office:value-type="float" office:value="4096" calcext:value-type="float">
            <text:p>4096</text:p>
          </table:table-cell>
          <table:table-cell/>
          <table:table-cell office:value-type="float" office:value="1.526804" calcext:value-type="float">
            <text:p>1.526804</text:p>
          </table:table-cell>
          <table:table-cell office:value-type="float" office:value="-5.441676" calcext:value-type="float">
            <text:p>-5.441676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1.081795" calcext:value-type="float">
            <text:p>1.081795</text:p>
          </table:table-cell>
          <table:table-cell office:value-type="float" office:value="-13.373827" calcext:value-type="float">
            <text:p>-13.373827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2.409372" calcext:value-type="float">
            <text:p>2.409372</text:p>
          </table:table-cell>
          <table:table-cell office:value-type="float" office:value="-7.702754" calcext:value-type="float">
            <text:p>-7.702754</text:p>
          </table:table-cell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Level 1: 64K</text:p>
          </table:table-cell>
          <table:table-cell table:number-columns-repeated="4"/>
          <table:table-cell office:value-type="string" calcext:value-type="string">
            <text:p>Level 1: 32K</text:p>
          </table:table-cell>
          <table:table-cell table:number-columns-repeated="4"/>
          <table:table-cell office:value-type="string" calcext:value-type="string">
            <text:p>Level 1: 32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vel 2: 512K</text:p>
          </table:table-cell>
          <table:table-cell table:number-columns-repeated="4"/>
          <table:table-cell office:value-type="string" calcext:value-type="string">
            <text:p>Level 2: 6144K</text:p>
          </table:table-cell>
          <table:table-cell table:number-columns-repeated="4"/>
          <table:table-cell office:value-type="string" calcext:value-type="string">
            <text:p>Level 2: 256K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Level 3: 5118K</text:p>
          </table:table-cell>
          <table:table-cell table:number-columns-repeated="9"/>
          <table:table-cell office:value-type="string" calcext:value-type="string">
            <text:p>Level 3: 3072K</text:p>
          </table:table-cell>
          <table:table-cell table:number-columns-repeated="3"/>
        </table:table-row>
        <table:table-row table:style-name="ro3" table:number-rows-repeated="3">
          <table:table-cell table:number-columns-repeated="14"/>
        </table:table-row>
        <table:table-row table:style-name="ro3">
          <table:table-cell office:value-type="float" office:value="67108864" calcext:value-type="float">
            <text:p>67108864</text:p>
          </table:table-cell>
          <table:table-cell office:value-type="float" office:value="14.486275" calcext:value-type="float">
            <text:p>14.486275</text:p>
          </table:table-cell>
          <table:table-cell office:value-type="string" calcext:value-type="string">
            <text:p>-inf</text:p>
          </table:table-cell>
          <table:table-cell table:number-columns-repeated="11"/>
        </table:table-row>
        <table:table-row table:style-name="ro3">
          <table:table-cell office:value-type="float" office:value="50331648" calcext:value-type="float">
            <text:p>50331648</text:p>
          </table:table-cell>
          <table:table-cell office:value-type="float" office:value="14.307715" calcext:value-type="float">
            <text:p>14.307715</text:p>
          </table:table-cell>
          <table:table-cell office:value-type="float" office:value="1.232615" calcext:value-type="float">
            <text:p>1.232615</text:p>
          </table:table-cell>
          <table:table-cell table:number-columns-repeated="11"/>
        </table:table-row>
        <table:table-row table:style-name="ro3">
          <table:table-cell office:value-type="float" office:value="33554432" calcext:value-type="float">
            <text:p>33554432</text:p>
          </table:table-cell>
          <table:table-cell office:value-type="float" office:value="14.199036" calcext:value-type="float">
            <text:p>14.199036</text:p>
          </table:table-cell>
          <table:table-cell office:value-type="float" office:value="0.759582" calcext:value-type="float">
            <text:p>0.759582</text:p>
          </table:table-cell>
          <table:table-cell table:number-columns-repeated="11"/>
        </table:table-row>
        <table:table-row table:style-name="ro3">
          <table:table-cell office:value-type="float" office:value="25165824" calcext:value-type="float">
            <text:p>25165824</text:p>
          </table:table-cell>
          <table:table-cell office:value-type="float" office:value="14.101821" calcext:value-type="float">
            <text:p>14.101821</text:p>
          </table:table-cell>
          <table:table-cell office:value-type="float" office:value="0.684659" calcext:value-type="float">
            <text:p>0.684659</text:p>
          </table:table-cell>
          <table:table-cell table:number-columns-repeated="11"/>
        </table:table-row>
        <table:table-row table:style-name="ro3">
          <table:table-cell office:value-type="float" office:value="16777216" calcext:value-type="float">
            <text:p>16777216</text:p>
          </table:table-cell>
          <table:table-cell office:value-type="float" office:value="13.826726" calcext:value-type="float">
            <text:p>13.826726</text:p>
          </table:table-cell>
          <table:table-cell office:value-type="float" office:value="1.950778" calcext:value-type="float">
            <text:p>1.950778</text:p>
          </table:table-cell>
          <table:table-cell table:number-columns-repeated="11"/>
        </table:table-row>
        <table:table-row table:style-name="ro3">
          <table:table-cell office:value-type="float" office:value="12582912" calcext:value-type="float">
            <text:p>12582912</text:p>
          </table:table-cell>
          <table:table-cell office:value-type="float" office:value="13.057536" calcext:value-type="float">
            <text:p>13.057536</text:p>
          </table:table-cell>
          <table:table-cell office:value-type="float" office:value="5.563067" calcext:value-type="float">
            <text:p>5.563067</text:p>
          </table:table-cell>
          <table:table-cell table:number-columns-repeated="11"/>
        </table:table-row>
        <table:table-row table:style-name="ro3">
          <table:table-cell office:value-type="float" office:value="8388608" calcext:value-type="float">
            <text:p>8388608</text:p>
          </table:table-cell>
          <table:table-cell office:value-type="float" office:value="9.958382" calcext:value-type="float">
            <text:p>9.958382</text:p>
          </table:table-cell>
          <table:table-cell office:value-type="float" office:value="23.734601" calcext:value-type="float">
            <text:p>23.734601</text:p>
          </table:table-cell>
          <table:table-cell table:number-columns-repeated="11"/>
        </table:table-row>
        <table:table-row table:style-name="ro3">
          <table:table-cell office:value-type="float" office:value="6291456" calcext:value-type="float">
            <text:p>6291456</text:p>
          </table:table-cell>
          <table:table-cell office:value-type="float" office:value="7.822131" calcext:value-type="float">
            <text:p>7.822131</text:p>
          </table:table-cell>
          <table:table-cell office:value-type="float" office:value="21.451786" calcext:value-type="float">
            <text:p>21.451786</text:p>
          </table:table-cell>
          <table:table-cell table:number-columns-repeated="11"/>
        </table:table-row>
        <table:table-row table:style-name="ro3">
          <table:table-cell office:value-type="float" office:value="4194304" calcext:value-type="float">
            <text:p>4194304</text:p>
          </table:table-cell>
          <table:table-cell office:value-type="float" office:value="6.482508" calcext:value-type="float">
            <text:p>6.482508</text:p>
          </table:table-cell>
          <table:table-cell office:value-type="float" office:value="17.126064" calcext:value-type="float">
            <text:p>17.126064</text:p>
          </table:table-cell>
          <table:table-cell table:number-columns-repeated="11"/>
        </table:table-row>
        <table:table-row table:style-name="ro3">
          <table:table-cell office:value-type="float" office:value="3145728" calcext:value-type="float">
            <text:p>3145728</text:p>
          </table:table-cell>
          <table:table-cell office:value-type="float" office:value="6.447439" calcext:value-type="float">
            <text:p>6.447439</text:p>
          </table:table-cell>
          <table:table-cell office:value-type="float" office:value="0.540979" calcext:value-type="float">
            <text:p>0.540979</text:p>
          </table:table-cell>
          <table:table-cell table:number-columns-repeated="11"/>
        </table:table-row>
        <table:table-row table:style-name="ro3">
          <table:table-cell office:value-type="float" office:value="2097152" calcext:value-type="float">
            <text:p>2097152</text:p>
          </table:table-cell>
          <table:table-cell office:value-type="float" office:value="6.365783" calcext:value-type="float">
            <text:p>6.365783</text:p>
          </table:table-cell>
          <table:table-cell office:value-type="float" office:value="1.266483" calcext:value-type="float">
            <text:p>1.266483</text:p>
          </table:table-cell>
          <table:table-cell table:number-columns-repeated="11"/>
        </table:table-row>
        <table:table-row table:style-name="ro3">
          <table:table-cell office:value-type="float" office:value="1048576" calcext:value-type="float">
            <text:p>1048576</text:p>
          </table:table-cell>
          <table:table-cell office:value-type="float" office:value="6.337445" calcext:value-type="float">
            <text:p>6.337445</text:p>
          </table:table-cell>
          <table:table-cell office:value-type="float" office:value="0.445164" calcext:value-type="float">
            <text:p>0.445164</text:p>
          </table:table-cell>
          <table:table-cell table:number-columns-repeated="11"/>
        </table:table-row>
        <table:table-row table:style-name="ro3">
          <table:table-cell office:value-type="float" office:value="524288" calcext:value-type="float">
            <text:p>524288</text:p>
          </table:table-cell>
          <table:table-cell office:value-type="float" office:value="6.238358" calcext:value-type="float">
            <text:p>6.238358</text:p>
          </table:table-cell>
          <table:table-cell office:value-type="float" office:value="1.563517" calcext:value-type="float">
            <text:p>1.563517</text:p>
          </table:table-cell>
          <table:table-cell table:number-columns-repeated="11"/>
        </table:table-row>
        <table:table-row table:style-name="ro3">
          <table:table-cell office:value-type="float" office:value="262144" calcext:value-type="float">
            <text:p>262144</text:p>
          </table:table-cell>
          <table:table-cell office:value-type="float" office:value="3.890106" calcext:value-type="float">
            <text:p>3.890106</text:p>
          </table:table-cell>
          <table:table-cell office:value-type="float" office:value="37.642146" calcext:value-type="float">
            <text:p>37.642146</text:p>
          </table:table-cell>
          <table:table-cell table:number-columns-repeated="11"/>
        </table:table-row>
        <table:table-row table:style-name="ro3">
          <table:table-cell office:value-type="float" office:value="131072" calcext:value-type="float">
            <text:p>131072</text:p>
          </table:table-cell>
          <table:table-cell office:value-type="float" office:value="3.721324" calcext:value-type="float">
            <text:p>3.721324</text:p>
          </table:table-cell>
          <table:table-cell office:value-type="float" office:value="4.338756" calcext:value-type="float">
            <text:p>4.338756</text:p>
          </table:table-cell>
          <table:table-cell table:number-columns-repeated="11"/>
        </table:table-row>
        <table:table-row table:style-name="ro3">
          <table:table-cell office:value-type="float" office:value="65536" calcext:value-type="float">
            <text:p>65536</text:p>
          </table:table-cell>
          <table:table-cell office:value-type="float" office:value="3.658253" calcext:value-type="float">
            <text:p>3.658253</text:p>
          </table:table-cell>
          <table:table-cell office:value-type="float" office:value="1.694854" calcext:value-type="float">
            <text:p>1.694854</text:p>
          </table:table-cell>
          <table:table-cell table:number-columns-repeated="11"/>
        </table:table-row>
        <table:table-row table:style-name="ro3">
          <table:table-cell office:value-type="float" office:value="32768" calcext:value-type="float">
            <text:p>32768</text:p>
          </table:table-cell>
          <table:table-cell office:value-type="float" office:value="1.539214" calcext:value-type="float">
            <text:p>1.539214</text:p>
          </table:table-cell>
          <table:table-cell office:value-type="float" office:value="57.924885" calcext:value-type="float">
            <text:p>57.924885</text:p>
          </table:table-cell>
          <table:table-cell table:number-columns-repeated="11"/>
        </table:table-row>
        <table:table-row table:style-name="ro3">
          <table:table-cell office:value-type="float" office:value="16384" calcext:value-type="float">
            <text:p>16384</text:p>
          </table:table-cell>
          <table:table-cell office:value-type="float" office:value="1.54399" calcext:value-type="float">
            <text:p>1.54399</text:p>
          </table:table-cell>
          <table:table-cell office:value-type="float" office:value="-0.310273" calcext:value-type="float">
            <text:p>-0.310273</text:p>
          </table:table-cell>
          <table:table-cell table:number-columns-repeated="11"/>
        </table:table-row>
        <table:table-row table:style-name="ro3">
          <table:table-cell office:value-type="float" office:value="8192" calcext:value-type="float">
            <text:p>8192</text:p>
          </table:table-cell>
          <table:table-cell office:value-type="float" office:value="1.579532" calcext:value-type="float">
            <text:p>1.579532</text:p>
          </table:table-cell>
          <table:table-cell office:value-type="float" office:value="-2.301959" calcext:value-type="float">
            <text:p>-2.301959</text:p>
          </table:table-cell>
          <table:table-cell table:number-columns-repeated="11"/>
        </table:table-row>
        <table:table-row table:style-name="ro3">
          <table:table-cell office:value-type="float" office:value="4096" calcext:value-type="float">
            <text:p>4096</text:p>
          </table:table-cell>
          <table:table-cell office:value-type="float" office:value="1.825115" calcext:value-type="float">
            <text:p>1.825115</text:p>
          </table:table-cell>
          <table:table-cell office:value-type="float" office:value="-15.547838" calcext:value-type="float">
            <text:p>-15.547838</text:p>
          </table:table-cell>
          <table:table-cell table:number-columns-repeated="11"/>
        </table:table-row>
        <table:table-row table:style-name="ro3">
          <table:table-cell table:number-columns-repeated="14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32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256K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Level</text:p>
          </table:table-cell>
          <table:table-cell table:style-name="ce1"/>
          <table:table-cell office:value-type="string" calcext:value-type="string">
            <text:p>8192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 style:data-style-name="N2" text:time-value="19:19:22.9170300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3:31:06.186372962</meta:creation-date>
    <dc:date>2014-11-18T20:34:43.600691857</dc:date>
    <meta:editing-duration>PT1H44M20S</meta:editing-duration>
    <meta:editing-cycles>18</meta:editing-cycles>
    <meta:generator>LibreOffice/4.2.7.2$Linux_x86 LibreOffice_project/420m0$Build-2</meta:generator>
    <meta:document-statistic meta:table-count="3" meta:cell-count="808" meta:object-count="0"/>
  </office:meta>
</office:document-meta>
</file>